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6.045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7.978cm"/>
    </style:style>
    <style:style style:name="co9" style:family="table-column">
      <style:table-column-properties fo:break-before="auto" style:column-width="8.414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6.699cm"/>
    </style:style>
    <style:style style:name="co14" style:family="table-column">
      <style:table-column-properties fo:break-before="auto" style:column-width="6.209cm"/>
    </style:style>
    <style:style style:name="co15" style:family="table-column">
      <style:table-column-properties fo:break-before="auto" style:column-width="8.932cm"/>
    </style:style>
    <style:style style:name="co16" style:family="table-column">
      <style:table-column-properties fo:break-before="auto" style:column-width="6.3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069a2e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ff6d6d"/>
    </style:style>
    <style:style style:name="ce16" style:family="table-cell" style:parent-style-name="Default">
      <style:table-cell-properties fo:background-color="#e6e905"/>
    </style:style>
    <style:style style:name="ce17" style:family="table-cell" style:parent-style-name="Default">
      <style:table-cell-properties fo:background-color="#e57373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176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0" style:family="table-cell" style:parent-style-name="Default">
      <style:table-cell-properties fo:background-color="#fdd835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81aca6"/>
    </style:style>
    <style:style style:name="ce26" style:family="table-cell" style:parent-style-name="Default">
      <style:table-cell-properties fo:background-color="#e65100"/>
    </style:style>
    <style:style style:name="ce27" style:family="table-cell" style:parent-style-name="Default">
      <style:table-cell-properties fo:background-color="#9fa8da"/>
    </style:style>
    <style:style style:name="ce28" style:family="table-cell" style:parent-style-name="Default">
      <style:table-cell-properties fo:background-color="#c8e6c9"/>
    </style:style>
    <style:style style:name="ce29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dee6ef"/>
    </style:style>
    <style:style style:name="ce30" style:family="table-cell" style:parent-style-name="Default">
      <style:table-cell-properties fo:background-color="#b3e5fc"/>
    </style:style>
    <style:style style:name="ce31" style:family="table-cell" style:parent-style-name="Default">
      <style:table-cell-properties fo:background-color="#ffd54f"/>
    </style:style>
    <style:style style:name="ce32" style:family="table-cell" style:parent-style-name="Default">
      <style:table-cell-properties fo:background-color="#bf819e"/>
    </style:style>
    <style:style style:name="ce33" style:family="table-cell" style:parent-style-name="Default">
      <style:table-cell-properties fo:background-color="#d7ccc8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bcaaa4"/>
    </style:style>
    <style:style style:name="ce36" style:family="table-cell" style:parent-style-name="Default">
      <style:table-cell-properties fo:background-color="#d4ea6b"/>
    </style:style>
    <style:style style:name="ce37" style:family="table-cell" style:parent-style-name="Default">
      <style:table-cell-properties fo:background-color="#ffab91"/>
    </style:style>
    <style:style style:name="ce38" style:family="table-cell" style:parent-style-name="Default">
      <style:table-cell-properties fo:background-color="#ffccbc"/>
    </style:style>
    <style:style style:name="ce39" style:family="table-cell" style:parent-style-name="Default">
      <style:table-cell-properties fo:background-color="#fff59d"/>
    </style:style>
    <style:style style:name="ce4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eeeeee"/>
    </style:style>
    <style:style style:name="ce41" style:family="table-cell" style:parent-style-name="Default">
      <style:table-cell-properties fo:background-color="#c5cae9"/>
    </style:style>
    <style:style style:name="ce42" style:family="table-cell" style:parent-style-name="Default">
      <style:table-cell-properties fo:background-color="#ffff6d"/>
    </style:style>
    <style:style style:name="ce43" style:family="table-cell" style:parent-style-name="Default">
      <style:table-cell-properties fo:background-color="#e8f2a1"/>
    </style:style>
    <style:style style:name="ce44" style:family="table-cell" style:parent-style-name="Default">
      <style:table-cell-properties fo:background-color="#acb20c"/>
    </style:style>
    <style:style style:name="ce45" style:family="table-cell" style:parent-style-name="Default">
      <style:table-cell-properties fo:background-color="#f6f9d4"/>
    </style:style>
    <style:style style:name="ce46" style:family="table-cell" style:parent-style-name="Default">
      <style:table-cell-properties fo:background-color="#cfd8dc"/>
    </style:style>
    <style:style style:name="ce47" style:family="table-cell" style:parent-style-name="Default">
      <style:table-cell-properties fo:background-color="#ff7043"/>
    </style:style>
    <style:style style:name="ce48" style:family="table-cell" style:parent-style-name="Default">
      <style:table-cell-properties fo:background-color="#f7d1d5"/>
    </style:style>
    <style:style style:name="ce49" style:family="table-cell" style:parent-style-name="Default">
      <style:table-cell-properties fo:background-color="#b2ebf2"/>
    </style:style>
    <style:style style:name="ce5" style:family="table-cell" style:parent-style-name="Default">
      <style:table-cell-properties fo:background-color="#b7b3ca"/>
    </style:style>
    <style:style style:name="ce50" style:family="table-cell" style:parent-style-name="Default">
      <style:table-cell-properties fo:background-color="#e0f2f1"/>
    </style:style>
    <style:style style:name="ce51" style:family="table-cell" style:parent-style-name="Default">
      <style:table-cell-properties fo:background-color="#ffdbb6"/>
    </style:style>
    <style:style style:name="ce52" style:family="table-cell" style:parent-style-name="Default">
      <style:table-cell-properties fo:background-color="#ffb66c"/>
    </style:style>
    <style:style style:name="ce53" style:family="table-cell" style:parent-style-name="Default">
      <style:table-cell-properties fo:background-color="#a5d6a7"/>
    </style:style>
    <style:style style:name="ce54" style:family="table-cell" style:parent-style-name="Default">
      <style:table-cell-properties fo:background-color="#ffecb3"/>
    </style:style>
    <style:style style:name="ce55" style:family="table-cell" style:parent-style-name="Default">
      <style:table-cell-properties fo:background-color="#81c784"/>
    </style:style>
    <style:style style:name="ce56" style:family="table-cell" style:parent-style-name="Default">
      <style:table-cell-properties fo:background-color="#66bb6a"/>
    </style:style>
    <style:style style:name="ce57" style:family="table-cell" style:parent-style-name="Default">
      <style:table-cell-properties fo:background-color="#ffffa6"/>
    </style:style>
    <style:style style:name="ce58" style:family="table-cell" style:parent-style-name="Default">
      <style:table-cell-properties fo:background-color="#43a047"/>
    </style:style>
    <style:style style:name="ce59" style:family="table-cell" style:parent-style-name="Default">
      <style:table-cell-properties fo:background-color="#7cb342"/>
    </style:style>
    <style:style style:name="ce6" style:family="table-cell" style:parent-style-name="Default">
      <style:table-cell-properties fo:background-color="#ff8000"/>
    </style:style>
    <style:style style:name="ce60" style:family="table-cell" style:parent-style-name="Default">
      <style:table-cell-properties fo:background-color="#ffbf00"/>
    </style:style>
    <style:style style:name="ce61" style:family="table-cell" style:parent-style-name="Default">
      <style:table-cell-properties fo:background-color="#fff5ce"/>
    </style:style>
    <style:style style:name="ce62" style:family="table-cell" style:parent-style-name="Default">
      <style:table-cell-properties fo:background-color="#dcedc8"/>
    </style:style>
    <style:style style:name="ce63" style:family="table-cell" style:parent-style-name="Default">
      <style:table-cell-properties fo:background-color="#c5e1a5"/>
    </style:style>
    <style:style style:name="ce64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dedce6"/>
    </style:style>
    <style:style style:name="ce8" style:family="table-cell" style:parent-style-name="Default">
      <style:table-cell-properties fo:background-color="#e8a202"/>
    </style:style>
    <style:style style:name="ce9" style:family="table-cell" style:parent-style-name="Default">
      <style:table-cell-properties fo:background-color="#f10d0c"/>
    </style:style>
    <style:style style:name="ce129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30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3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36" style:family="table-cell" style:parent-style-name="Default">
      <style:table-cell-properties fo:background-color="#dee6ef"/>
    </style:style>
    <style:style style:name="ce137" style:family="table-cell" style:parent-style-name="Default">
      <style:table-cell-properties fo:background-color="#b4c7dc"/>
    </style:style>
    <style:style style:name="ce138" style:family="table-cell" style:parent-style-name="Default">
      <style:table-cell-properties fo:background-color="#b7b3ca"/>
    </style:style>
    <style:style style:name="ce139" style:family="table-cell" style:parent-style-name="Default">
      <style:table-cell-properties fo:background-color="#ff8000"/>
    </style:style>
    <style:style style:name="ce140" style:family="table-cell" style:parent-style-name="Default">
      <style:table-cell-properties fo:background-color="#dedce6"/>
    </style:style>
    <style:style style:name="ce141" style:family="table-cell" style:parent-style-name="Default">
      <style:table-cell-properties fo:background-color="#e8a202"/>
    </style:style>
    <style:style style:name="ce142" style:family="table-cell" style:parent-style-name="Default">
      <style:table-cell-properties fo:background-color="#f10d0c"/>
    </style:style>
    <style:style style:name="ce143" style:family="table-cell" style:parent-style-name="Default">
      <style:table-cell-properties fo:background-color="#5eb91e"/>
    </style:style>
    <style:style style:name="ce144" style:family="table-cell" style:parent-style-name="Default">
      <style:table-cell-properties fo:background-color="#069a2e"/>
    </style:style>
    <style:style style:name="ce145" style:family="table-cell" style:parent-style-name="Default">
      <style:table-cell-properties fo:background-color="#ff0000"/>
    </style:style>
    <style:style style:name="ce146" style:family="table-cell" style:parent-style-name="Default">
      <style:table-cell-properties fo:background-color="#ed4c05"/>
    </style:style>
    <style:style style:name="ce147" style:family="table-cell" style:parent-style-name="Default">
      <style:table-cell-properties fo:background-color="#81d41a"/>
    </style:style>
    <style:style style:name="ce148" style:family="table-cell" style:parent-style-name="Default">
      <style:table-cell-properties fo:background-color="#ff6d6d"/>
    </style:style>
    <style:style style:name="ce149" style:family="table-cell" style:parent-style-name="Default">
      <style:table-cell-properties fo:background-color="#e6e905"/>
    </style:style>
    <style:style style:name="ce150" style:family="table-cell" style:parent-style-name="Default">
      <style:table-cell-properties fo:background-color="#e57373"/>
    </style:style>
    <style:style style:name="ce151" style:family="table-cell" style:parent-style-name="Default">
      <style:table-cell-properties fo:background-color="#ffff00"/>
    </style:style>
    <style:style style:name="ce152" style:family="table-cell" style:parent-style-name="Default">
      <style:table-cell-properties fo:background-color="#fff176"/>
    </style:style>
    <style:style style:name="ce153" style:family="table-cell" style:parent-style-name="Default">
      <style:table-cell-properties fo:background-color="#fdd835"/>
    </style:style>
    <style:style style:name="ce154" style:family="table-cell" style:parent-style-name="Default">
      <style:table-cell-properties fo:background-color="#729fcf"/>
    </style:style>
    <style:style style:name="ce155" style:family="table-cell" style:parent-style-name="Default">
      <style:table-cell-properties fo:background-color="#cccccc"/>
    </style:style>
    <style:style style:name="ce156" style:family="table-cell" style:parent-style-name="Default">
      <style:table-cell-properties fo:background-color="#ffd7d7"/>
    </style:style>
    <style:style style:name="ce157" style:family="table-cell" style:parent-style-name="Default">
      <style:table-cell-properties fo:background-color="#fc5c00"/>
    </style:style>
    <style:style style:name="ce158" style:family="table-cell" style:parent-style-name="Default">
      <style:table-cell-properties fo:background-color="#81aca6"/>
    </style:style>
    <style:style style:name="ce159" style:family="table-cell" style:parent-style-name="Default">
      <style:table-cell-properties fo:background-color="#e65100"/>
    </style:style>
    <style:style style:name="ce160" style:family="table-cell" style:parent-style-name="Default">
      <style:table-cell-properties fo:background-color="#9fa8da"/>
    </style:style>
    <style:style style:name="ce161" style:family="table-cell" style:parent-style-name="Default">
      <style:table-cell-properties fo:background-color="#c8e6c9"/>
    </style:style>
    <style:style style:name="ce162" style:family="table-cell" style:parent-style-name="Default">
      <style:table-cell-properties fo:background-color="#00a933"/>
    </style:style>
    <style:style style:name="ce163" style:family="table-cell" style:parent-style-name="Default">
      <style:table-cell-properties fo:background-color="#b3e5fc"/>
    </style:style>
    <style:style style:name="ce164" style:family="table-cell" style:parent-style-name="Default">
      <style:table-cell-properties fo:background-color="#ffd54f"/>
    </style:style>
    <style:style style:name="ce165" style:family="table-cell" style:parent-style-name="Default">
      <style:table-cell-properties fo:background-color="#bf819e"/>
    </style:style>
    <style:style style:name="ce166" style:family="table-cell" style:parent-style-name="Default">
      <style:table-cell-properties fo:background-color="#d7ccc8"/>
    </style:style>
    <style:style style:name="ce167" style:family="table-cell" style:parent-style-name="Default">
      <style:table-cell-properties fo:background-color="#bbe33d"/>
    </style:style>
    <style:style style:name="ce168" style:family="table-cell" style:parent-style-name="Default">
      <style:table-cell-properties fo:background-color="#bcaaa4"/>
    </style:style>
    <style:style style:name="ce169" style:family="table-cell" style:parent-style-name="Default">
      <style:table-cell-properties fo:background-color="#d4ea6b"/>
    </style:style>
    <style:style style:name="ce170" style:family="table-cell" style:parent-style-name="Default">
      <style:table-cell-properties fo:background-color="#ffab91"/>
    </style:style>
    <style:style style:name="ce171" style:family="table-cell" style:parent-style-name="Default">
      <style:table-cell-properties fo:background-color="#ffccbc"/>
    </style:style>
    <style:style style:name="ce172" style:family="table-cell" style:parent-style-name="Default">
      <style:table-cell-properties fo:background-color="#fff59d"/>
    </style:style>
    <style:style style:name="ce173" style:family="table-cell" style:parent-style-name="Default">
      <style:table-cell-properties fo:background-color="#eeeeee"/>
    </style:style>
    <style:style style:name="ce174" style:family="table-cell" style:parent-style-name="Default">
      <style:table-cell-properties fo:background-color="#c5cae9"/>
    </style:style>
    <style:style style:name="ce175" style:family="table-cell" style:parent-style-name="Default">
      <style:table-cell-properties fo:background-color="#ffff6d"/>
    </style:style>
    <style:style style:name="ce176" style:family="table-cell" style:parent-style-name="Default">
      <style:table-cell-properties fo:background-color="#e8f2a1"/>
    </style:style>
    <style:style style:name="ce177" style:family="table-cell" style:parent-style-name="Default">
      <style:table-cell-properties fo:background-color="#acb20c"/>
    </style:style>
    <style:style style:name="ce178" style:family="table-cell" style:parent-style-name="Default">
      <style:table-cell-properties fo:background-color="#f6f9d4"/>
    </style:style>
    <style:style style:name="ce179" style:family="table-cell" style:parent-style-name="Default">
      <style:table-cell-properties fo:background-color="#cfd8dc"/>
    </style:style>
    <style:style style:name="ce180" style:family="table-cell" style:parent-style-name="Default">
      <style:table-cell-properties fo:background-color="#ff7043"/>
    </style:style>
    <style:style style:name="ce181" style:family="table-cell" style:parent-style-name="Default">
      <style:table-cell-properties fo:background-color="#f7d1d5"/>
    </style:style>
    <style:style style:name="ce182" style:family="table-cell" style:parent-style-name="Default">
      <style:table-cell-properties fo:background-color="#b2ebf2"/>
    </style:style>
    <style:style style:name="ce183" style:family="table-cell" style:parent-style-name="Default">
      <style:table-cell-properties fo:background-color="#e0f2f1"/>
    </style:style>
    <style:style style:name="ce184" style:family="table-cell" style:parent-style-name="Default">
      <style:table-cell-properties fo:background-color="#ffdbb6"/>
    </style:style>
    <style:style style:name="ce185" style:family="table-cell" style:parent-style-name="Default">
      <style:table-cell-properties fo:background-color="#ffb66c"/>
    </style:style>
    <style:style style:name="ce186" style:family="table-cell" style:parent-style-name="Default">
      <style:table-cell-properties fo:background-color="#a5d6a7"/>
    </style:style>
    <style:style style:name="ce187" style:family="table-cell" style:parent-style-name="Default">
      <style:table-cell-properties fo:background-color="#ffecb3"/>
    </style:style>
    <style:style style:name="ce188" style:family="table-cell" style:parent-style-name="Default">
      <style:table-cell-properties fo:background-color="#81c784"/>
    </style:style>
    <style:style style:name="ce189" style:family="table-cell" style:parent-style-name="Default">
      <style:table-cell-properties fo:background-color="#66bb6a"/>
    </style:style>
    <style:style style:name="ce190" style:family="table-cell" style:parent-style-name="Default">
      <style:table-cell-properties fo:background-color="#ffffa6"/>
    </style:style>
    <style:style style:name="ce191" style:family="table-cell" style:parent-style-name="Default">
      <style:table-cell-properties fo:background-color="#43a047"/>
    </style:style>
    <style:style style:name="ce192" style:family="table-cell" style:parent-style-name="Default">
      <style:table-cell-properties fo:background-color="#7cb342"/>
    </style:style>
    <style:style style:name="ce193" style:family="table-cell" style:parent-style-name="Default">
      <style:table-cell-properties fo:background-color="#ffbf00"/>
    </style:style>
    <style:style style:name="ce194" style:family="table-cell" style:parent-style-name="Default">
      <style:table-cell-properties fo:background-color="#fff5ce"/>
    </style:style>
    <style:style style:name="ce195" style:family="table-cell" style:parent-style-name="Default">
      <style:table-cell-properties fo:background-color="#dcedc8"/>
    </style:style>
    <style:style style:name="ce196" style:family="table-cell" style:parent-style-name="Default">
      <style:table-cell-properties fo:background-color="#c5e1a5"/>
    </style:style>
    <style:style style:name="ce197" style:family="table-cell" style:parent-style-name="Default">
      <style:table-cell-properties fo:background-color="#ffe994"/>
    </style:style>
    <style:style style:name="ce198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99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200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201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0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0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table table:name="Maths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5"><text:a xlink:href="https://en.wikipedia.org/wiki/Algebra" xlink:type="simple">Algebra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5"><text:a xlink:href="https://en.wikipedia.org/wiki/Algebra" xlink:type="simple">Algebra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5"><text:a xlink:href="https://en.wikipedia.org/wiki/Algebraic_curve" xlink:type="simple">Algebraic curves</text:a></text:span><text:span text:style-name="T5"> / </text:span><text:span text:style-name="T5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mpf–Ness_theorem" xlink:type="simple">Kempf–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%27s_theorem" xlink:type="simple">Leray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surface" xlink:type="simple">Max Noether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relli_theorem" xlink:type="simple">Torelli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sen%27s_theorem" xlink:type="simple">Tsen'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mixedness_theorem" xlink:type="simple">Unmixedness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  <table:table-cell table:style-name="ce139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5"><text:a xlink:href="https://en.wikipedia.org/wiki/Algebraic_group" xlink:type="simple">Algebraic groups</text:a></text:span><text:span text:style-name="T5"> / </text:span><text:span text:style-name="T5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5"><text:a xlink:href="https://en.wikipedia.org/wiki/Calculus_of_variations" xlink:type="simple">Calculus of variations</text:a></text:span><text:span text:style-name="T5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4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5"><text:a xlink:href="https://en.wikipedia.org/wiki/Commutative_algebra" xlink:type="simple">Commutative algebra</text:a></text:span><text:span text:style-name="T5"> / </text:span><text:span text:style-name="T5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5"><text:a xlink:href="https://en.wikipedia.org/wiki/Commutative_algebra" xlink:type="simple">Commutative algebra</text:a></text:span><text:span text:style-name="T5"> / </text:span><text:span text:style-name="T5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ebe_1/4_theorem" xlink:type="simple">Koebe 1/4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löf%27s_theorem" xlink:type="simple">Lindelöf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gelyan%27s_theorem" xlink:type="simple">Mergelya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dromy_theorem" xlink:type="simple">Monodrom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tel%27s_theorem" xlink:type="simple">Montel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ra%27s_theorem" xlink:type="simple">Morera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chbin%27s_theorem" xlink:type="simple">Nachbin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ard_theorem" xlink:type="simple">Picard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sidue_theorem" xlink:type="simple">Residue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%27s_theorem" xlink:type="simple">Rouché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unge%27s_theorem" xlink:type="simple">Runge'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  <table:table-cell table:style-name="ce147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5"><text:a xlink:href="https://en.wikipedia.org/wiki/Complex_analysis" xlink:type="simple">Complex analysis</text:a></text:span><text:span text:style-name="T5"> / </text:span><text:span text:style-name="T5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5"><text:a xlink:href="https://en.wikipedia.org/wiki/Complex_analysis" xlink:type="simple">Complex analysis</text:a></text:span><text:span text:style-name="T5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4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5"><text:a xlink:href="https://en.wikipedia.org/wiki/Computational_complexity_theory" xlink:type="simple">Computational complexity theory</text:a></text:span><text:span text:style-name="T5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5"><text:a xlink:href="https://en.wikipedia.org/wiki/Computer_science" xlink:type="simple">Computer science</text:a></text:span><text:span text:style-name="T5"> / </text:span><text:span text:style-name="T5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5"><text:a xlink:href="https://en.wikipedia.org/wiki/Curve" xlink:type="simple">Curves</text:a></text:span><text:span text:style-name="T5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4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4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4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4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4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4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5"><text:a xlink:href="https://en.wikipedia.org/wiki/Fixed_point_(mathematics)" xlink:type="simple">Fixed points</text:a></text:span><text:span text:style-name="T5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4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5"><text:a xlink:href="https://en.wikipedia.org/wiki/Functional_analysis" xlink:type="simple">Functional analysis</text:a></text:span><text:span text:style-name="T5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5"><text:a xlink:href="https://en.wikipedia.org/wiki/Functional_analysis" xlink:type="simple">Functional analysis</text:a></text:span><text:span text:style-name="T5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ng%27s_theorem" xlink:type="simple">Jung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elaus%27s_theorem" xlink:type="simple">Menelau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ge%27s_theorem" xlink:type="simple">Monge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Newton%27s_theorem_(quadrilateral)" xlink:type="simple">Newton's theorem (quadrilateral)</text:a></text:span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area_theorem" xlink:type="simple">Pappus's are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%27s_theorem" xlink:type="simple">Pick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zza_theorem" xlink:type="simple">Pizza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tolemy%27s_theorem" xlink:type="simple">Ptolemy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ean_theorem" xlink:type="simple">Pythagorean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ngent-secant_theorem" xlink:type="simple">Tangent-secant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les%27s_theorem" xlink:type="simple">Thales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bault%27s_theorem" xlink:type="simple">Thébault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gnomon" xlink:type="simple">Theorem of the gnomon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sen%27s_theorem" xlink:type="simple">Thomsen's theorem</text:a></text:p>
          </table:table-cell>
          <table:table-cell table:style-name="ce165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5"><text:a xlink:href="https://en.wikipedia.org/wiki/Geometry" xlink:type="simple">Geometry</text:a></text:span><text:span text:style-name="T5"> / </text:span><text:span text:style-name="T5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5"><text:a xlink:href="https://en.wikipedia.org/wiki/Geometry" xlink:type="simple">Geometry</text:a></text:span><text:span text:style-name="T5"> / </text:span><text:span text:style-name="T5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5"><text:a xlink:href="https://en.wikipedia.org/wiki/Graph_theory" xlink:type="simple">Graph theory</text:a></text:span><text:span text:style-name="T5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5"><text:a xlink:href="https://en.wikipedia.org/wiki/Graph_theory" xlink:type="simple">Graph theory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5"><text:a xlink:href="https://en.wikipedia.org/wiki/Graph_theory" xlink:type="simple">Graph theory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5"><text:a xlink:href="https://en.wikipedia.org/wiki/Group_theory" xlink:type="simple">Group theory</text:a></text:span><text:span text:style-name="T5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4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4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<text:a xlink:href="https://en.wikipedia.org/wiki/Chasles%27s_theorem_(disambiguation)" xlink:type="simple">Chasles's theorems</text:a></text:span><text:span text:style-name="T5"> - </text:span><text:span text:style-name="T5"><text:a xlink:href="https://en.wikipedia.org/wiki/Chasles%27_theorem_(kinematics)" xlink:type="simple">Kinematics</text:a></text:span><text:span text:style-name="T5"> / </text:span><text:span text:style-name="T5"><text:a xlink:href="https://en.wikipedia.org/wiki/Chasles%27_theorem_(gravitation)" xlink:type="simple">Gravitation</text:a></text:span><text:span text:style-name="T5"> / </text:span><text:span text:style-name="T5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5"><text:a xlink:href="https://en.wikipedia.org/wiki/Kinematics" xlink:type="simple">Kinematics</text:a></text:span><text:span text:style-name="T5"> / </text:span><text:span text:style-name="T5"><text:a xlink:href="https://en.wikipedia.org/wiki/Gravity" xlink:type="simple">Gravitation</text:a></text:span><text:span text:style-name="T5">  / </text:span><text:span text:style-name="T5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5"><text:a xlink:href="https://en.wikipedia.org/wiki/Kinetics_(physics)" xlink:type="simple">Kinetics</text:a></text:span><text:span text:style-name="T5"> /  </text:span><text:span text:style-name="T5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5"><text:a xlink:href="https://en.wikipedia.org/wiki/Large_deviations_theory" xlink:type="simple">Large deviations</text:a></text:span><text:span text:style-name="T5"> / </text:span><text:span text:style-name="T5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4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5"><text:a xlink:href="https://en.wikipedia.org/wiki/Mathematical_analysis" xlink:type="simple">Mathematical Analysis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5"><text:a xlink:href="https://en.wikipedia.org/wiki/Mathematical_analysis" xlink:type="simple">Mathematical Analysis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5"><text:a xlink:href="https://en.wikipedia.org/wiki/Mathematical_analysis" xlink:type="simple">Mathematical Analysis</text:a></text:span><text:span text:style-name="T5"> / </text:span><text:span text:style-name="T5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176" office:value-type="string" calcext:value-type="string">
            <text:p><text:span text:style-name="T4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ström%27s_theorem" xlink:type="simple">Lindström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b%27s_theorem" xlink:type="simple">Löb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t%27s_theorem" xlink:type="simple">Post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son%27s_theorem" xlink:type="simple">Richardson'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ndness_theorem" xlink:type="simple">Soundness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ll-ordering_theorem" xlink:type="simple">Well-ordering theorem</text:a></text:p>
          </table:table-cell>
          <table:table-cell table:style-name="ce176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%27s_theorem" xlink:type="simple">Eucli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" xlink:type="simple">Eul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ast_Theorem" xlink:type="simple">Fermat's Last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man%27s_theorem" xlink:type="simple">Freima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aisher%27s_theorem" xlink:type="simple">Glaish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–Tao_theorem" xlink:type="simple">Green–Tao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ss–Zagier_theorem" xlink:type="simple">Gross–Zagi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_norm_theorem" xlink:type="simple">Hasse norm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90" xlink:type="simple">Hilbert's theorem 90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e_number_theorem" xlink:type="simple">Prime numb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th%27s_theorem" xlink:type="simple">Proth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in%27s_theorem" xlink:type="simple">Rob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sser%27s_theorem" xlink:type="simple">Ross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nnell%27s_theorem" xlink:type="simple">Tunnell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tieghems_theorem" xlink:type="simple">Vantieghem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nogradov%27s_theorem" xlink:type="simple">Vinogradov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son%27s_theorem" xlink:type="simple">Wilson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ckendorf%27s_theorem" xlink:type="simple">Zeckendorf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sigmondy%27s_theorem" xlink:type="simple">Zsigmondy's theorem</text:a></text:p>
          </table:table-cell>
          <table:table-cell table:style-name="ce16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5"><text:a xlink:href="https://en.wikipedia.org/wiki/Number_theory" xlink:type="simple">Number theory</text:a></text:span><text:span text:style-name="T5"> / </text:span><text:span text:style-name="T5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5"><text:a xlink:href="https://en.wikipedia.org/wiki/Number_theory" xlink:type="simple">Number theory</text:a></text:span><text:span text:style-name="T5"> / </text:span><text:span text:style-name="T5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5"><text:a xlink:href="https://en.wikipedia.org/wiki/Operator_theory" xlink:type="simple">Operator theory</text:a></text:span><text:span text:style-name="T5"> / </text:span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hair_theorem" xlink:type="simple">No hai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broadcast_theorem" xlink:type="simple">No-broadcast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dd_number_theorem" xlink:type="simple">Odd numb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allel_axis_theorem" xlink:type="simple">Parallel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ynting%27s_theorem" xlink:type="simple">Poynting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tical_physics" xlink:type="simple">Price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ell_theorem" xlink:type="simple">Shell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ck%27s_theorem" xlink:type="simple">Wick's theorem</text:a></text:p>
          </table:table-cell>
          <table:table-cell table:style-name="ce137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5"><text:a xlink:href="https://en.wikipedia.org/wiki/Probability_theory" xlink:type="simple">Probability theory</text:a></text:span><text:span text:style-name="T5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5"><text:a xlink:href="https://en.wikipedia.org/wiki/Probability_theory" xlink:type="simple">Probability theory</text:a></text:span><text:span text:style-name="T5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5"><text:a xlink:href="https://en.wikipedia.org/wiki/Real_analysis" xlink:type="simple">Real analysis</text:a></text:span><text:span text:style-name="T5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5"><text:a xlink:href="https://en.wikipedia.org/wiki/Real_analysis" xlink:type="simple">Real analysis</text:a></text:span><text:span text:style-name="T5"> / </text:span><text:span text:style-name="T5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4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5"><text:a xlink:href="https://en.wikipedia.org/wiki/Recursion_theory" xlink:type="simple">Recursion theory</text:a></text:span><text:span text:style-name="T5"> / </text:span><text:span text:style-name="T5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4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5"><text:a xlink:href="https://en.wikipedia.org/wiki/Riemann_surfaces" xlink:type="simple">Riemann surfaces</text:a></text:span><text:span text:style-name="T5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5"><text:a xlink:href="https://en.wikipedia.org/wiki/Set_theory" xlink:type="simple">Set theory</text:a></text:span><text:span text:style-name="T5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4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5"><text:a xlink:href="https://en.wikipedia.org/wiki/Set_theory" xlink:type="simple">Set theory</text:a></text:span><text:span text:style-name="T5"> / </text:span><text:span text:style-name="T5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4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4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4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5"><text:a xlink:href="https://en.wikipedia.org/wiki/Topology" xlink:type="simple">Topology</text:a></text:span><text:span text:style-name="T5"> / </text:span><text:span text:style-name="T5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5"><text:a xlink:href="https://en.wikipedia.org/wiki/Topology" xlink:type="simple">Topology</text:a></text:span><text:span text:style-name="T5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5"><text:a xlink:href="https://en.wikipedia.org/wiki/Vector_calculus" xlink:type="simple">Vector calculus</text:a></text:span><text:span text:style-name="T5"> / </text:span><text:span text:style-name="T5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Sort 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Markus−Yamabe_theorem" xlink:type="simple">Markus−Yamabe theorem</text:a>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–Wallace_theorem" xlink:type="simple">Lickorish–Wallac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ott_core_theorem" xlink:type="simple">Scott core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meness_conjecture" xlink:type="simple">Tameness theorem</text:a>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ccheri–Legendre_theorem" xlink:type="simple">Saccheri–Legendre theorem</text:a>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cal_subgroup_theorem" xlink:type="simple">Focal subgroup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real_division_algebras)" xlink:type="simple">Frobeniu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n_homomorphisms" xlink:type="simple">Fundamental theorem on homomorphisms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extension_theorem" xlink:type="simple">Isomorphism extensio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morphism_theorem" xlink:type="simple">Isomorphism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ttice_theorem" xlink:type="simple">Lattice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illen–Suslin_theorem" xlink:type="simple">Quillen–Suslin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finitely_generated_modules_over_a_principal_ideal_domain" xlink:type="simple">Structure theorem for finitely generated modules over a principal ideal domain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Wedderburn's theorem</text:a></text:p>
          </table:table-cell>
          <table:table-cell table:style-name="ce136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Bourbaki_theorem" xlink:type="simple">Jacobson–Bourbaki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ubert%27s_theorem" xlink:type="simple">Joubert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%27s_theorem" xlink:type="simple">Paley's theorem</text:a></text:p>
          </table:table-cell>
          <table:table-cell table:style-name="ce137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5"><text:a xlink:href="https://en.wikipedia.org/wiki/Algebra" xlink:type="simple">Algebra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nomial_theorem" xlink:type="simple">Multinomial theorem</text:a></text:p>
          </table:table-cell>
          <table:table-cell office:value-type="string" calcext:value-type="string">
            <text:p><text:span text:style-name="T5"><text:a xlink:href="https://en.wikipedia.org/wiki/Algebra" xlink:type="simple">Algebra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Integr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_root_theorem" xlink:type="simple">Rational root theorem</text:a>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automorphisms_theorem" xlink:type="simple">Hurwitz's automorphism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ber%27s_theorem" xlink:type="simple">Weber's theorem</text:a></text:p>
          </table:table-cell>
          <table:table-cell table:style-name="ce138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5"><text:a xlink:href="https://en.wikipedia.org/wiki/Algebraic_curve" xlink:type="simple">Algebraic curves</text:a></text:span><text:span text:style-name="T5"> / </text:span><text:span text:style-name="T5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 table:number-rows-repeated="31"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Lie–Kolchin_theorem" xlink:type="simple">Lie–Kolchin theorem</text:a></text:p>
          </table:table-cell>
          <table:table-cell office:value-type="string" calcext:value-type="string">
            <text:p><text:span text:style-name="T5"><text:a xlink:href="https://en.wikipedia.org/wiki/Algebraic_group" xlink:type="simple">Algebraic groups</text:a></text:span><text:span text:style-name="T5"> / </text:span><text:span text:style-name="T5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boush%27s_theorem" xlink:type="simple">Haboush's theorem</text:a>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rero–Washington_theorem" xlink:type="simple">Ferrero–Washingt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nwald–Wang_theorem" xlink:type="simple">Grunwald–Wang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fforgue%27s_theorem" xlink:type="simple">Lafforgue's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ideal_theorem" xlink:type="simple">Principal ideal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flection_theorem" xlink:type="simple">Reflection theorem</text:a></text:p>
          </table:table-cell>
          <table:table-cell table:style-name="ce138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dge_index_theorem" xlink:type="simple">Hodge index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_on_rationality_for_surfaces" xlink:type="simple">Noether's theorem on rationality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ider%27s_theorem" xlink:type="simple">Reider's theorem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urfaces" xlink:type="simple">Riemann–Roch theorem for surfaces</text:a></text:p>
          </table:table-cell>
          <table:table-cell table:style-name="ce140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ilenberg–Zilber_theorem" xlink:type="simple">Eilenberg–Zilber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xed-point_theorems_in_infinite-dimensional_spaces" xlink:type="simple">Fixed-point theorems in infinite-dimensional spaces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iry_ball_theorem" xlink:type="simple">Hairy ball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ewicz_theorem" xlink:type="simple">Hurewicz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ünneth_theorem" xlink:type="simple">Künnet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hyperplane_theorem" xlink:type="simple">Lefschetz hyperplane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ay–Hirsch_theorem" xlink:type="simple">Leray–Hirsch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ifert–van_Kampen_theorem" xlink:type="simple">Seifert–van Kampe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plicial_approximation_theorem" xlink:type="simple">Simplicial approximatio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–Zeeman_theorem" xlink:type="simple">Stallings–Zeema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coefficient_theorem" xlink:type="simple">Universal coefficient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oris–Begle_mapping_theorem" xlink:type="simple">Vietoris–Begle mapping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ular_homotopy" xlink:type="simple">Whitney–Graustein Theorem</text:a></text:p>
          </table:table-cell>
          <table:table-cell table:style-name="ce141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duality" xlink:type="simple">Poincaré duality theorem</text:a>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the_cube" xlink:type="simple">Theorem of the cube</text:a>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abit_number" xlink:type="simple">Thabit ibn Qurra's theorem</text:a>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rkat–Richert_theorem" xlink:type="simple">Jurkat–Richert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ier%27s_theorem" xlink:type="simple">Maier's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egel–Walfisz_theorem" xlink:type="simple">Siegel–Walfisz theorem</text:a></text:p>
          </table:table-cell>
          <table:table-cell table:style-name="ce142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pilrajn_extension_theorem" xlink:type="simple">Szpilrajn extension theorem</text:a>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Mazur_theorem" xlink:type="simple">Gelfand–Mazur theorem</text:a>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man–Pettis_theorem" xlink:type="simple">Milman–Pettis theorem</text:a>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ginal_value_theorem" xlink:type="simple">Marginal value theorem</text:a>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expansion_theorem" xlink:type="simple">Shannon's expansion theorem</text:a>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reme_value_theorem" xlink:type="simple">Extrem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calculus" xlink:type="simple">Fundamental theorem of calculus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mediate_value_theorem" xlink:type="simple">Intermediate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an_value_theorem" xlink:type="simple">Mean value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lle%27s_theorem" xlink:type="simple">Rolle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z–Cesàro_theorem" xlink:type="simple">Stolz–Cesàro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ylor%27s_theorem" xlink:type="simple">Taylor's theorem</text:a></text:p>
          </table:table-cell>
          <table:table-cell table:style-name="ce143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nvelope_theorem" xlink:type="simple">Envelope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untain_pass_theorem" xlink:type="simple">Mountain pass theorem</text:a>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second_theorem" xlink:type="simple">Noether's second theorem</text:a></text:p>
          </table:table-cell>
          <table:table-cell office:value-type="string" calcext:value-type="string">
            <text:p><text:span text:style-name="T5"><text:a xlink:href="https://en.wikipedia.org/wiki/Calculus_of_variations" xlink:type="simple">Calculus of variations</text:a></text:span><text:span text:style-name="T5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yd%27s_adjoint_functor_theorem" xlink:type="simple">Freyd's adjoint functor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tchell%27s_embedding_theorem" xlink:type="simple">Mitchell's embedding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ircles_theorem" xlink:type="simple">Five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" xlink:type="simple">Miquel'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quel%27s_theorem#Pivot_theorem" xlink:type="simple">Pivot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circles_theorem" xlink:type="simple">Six circles theorem</text:a></text:p>
          </table:table-cell>
          <table:table-cell table:style-name="ce144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rial_theorem" xlink:type="simple">Virial theorem</text:a></text:p>
          </table:table-cell>
          <table:table-cell office:value-type="string" calcext:value-type="string">
            <text:p><text:span text:style-name="T4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mholtz_theorem_(classical_mechanics)" xlink:type="simple">Helmholtz theorem</text:a>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gner–Eckart_theorem" xlink:type="simple">Wigner–Eckart theorem</text:a>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aft–McMillan_theorem" xlink:type="simple">Kraft–McMillan theorem</text:a>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rague–Grundy_theorem" xlink:type="simple">Sprague–Grundy theorem</text:a>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Ko–Rado_theorem" xlink:type="simple">Erdős–Ko–Rado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tz_conjecture" xlink:type="simple">Galvi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es–Jewett_theorem" xlink:type="simple">Hales–Jewett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l%27s_marriage_theorem" xlink:type="simple">Hall's marriage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combinatorics)" xlink:type="simple">Knes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–Katona_theorem" xlink:type="simple">Kruskal–Katona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mbek–Moser_theorem" xlink:type="simple">Lambek–Mos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ólya_enumeration_theorem" xlink:type="simple">Pólya enumeration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rner%27s_theorem" xlink:type="simple">Sperner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r_of_David_theorem" xlink:type="simple">Star of Davi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–Trotter_theorem" xlink:type="simple">Szemerédi–Trotter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merédi%27s_theorem" xlink:type="simple">Szemerédi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der_Waerden%27s_theorem" xlink:type="simple">Van der Waerden's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eilberger–Bressoud_theorem" xlink:type="simple">Zeilberger–Bressoud theorem</text:a></text:p>
          </table:table-cell>
          <table:table-cell table:style-name="ce145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ing_up_and_going_down" xlink:type="simple">Going-up and going-down theorems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syzygy_theorem" xlink:type="simple">Hilbert's syzygy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%27s_principal_ideal_theorem" xlink:type="simple">Krull's principal ideal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sker–Noether_theorem" xlink:type="simple">Lasker–Noether theorem</text:a></text:p>
          </table:table-cell>
          <table:table-cell table:style-name="ce146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5"><text:a xlink:href="https://en.wikipedia.org/wiki/Commutative_algebra" xlink:type="simple">Commutative algebra</text:a></text:span><text:span text:style-name="T5"> / </text:span><text:span text:style-name="T5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basis_theorem" xlink:type="simple">Hilbert's basis theorem</text:a></text:p>
          </table:table-cell>
          <table:table-cell office:value-type="string" calcext:value-type="string">
            <text:p><text:span text:style-name="T5"><text:a xlink:href="https://en.wikipedia.org/wiki/Commutative_algebra" xlink:type="simple">Commutative algebra</text:a></text:span><text:span text:style-name="T5"> / </text:span><text:span text:style-name="T5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da–El_Mir_theorem" xlink:type="simple">Skoda–El Mir theorem</text:a>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148" office:value-type="string" calcext:value-type="string">
            <text:p><text:span text:style-name="T4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daira_vanishing_theorem" xlink:type="simple">Kodaira vanishing theorem</text:a></text:p>
          </table:table-cell>
          <table:table-cell table:style-name="ce148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–Riemann–Roch_theorem" xlink:type="simple">Hirzebruch–Riemann–Roch theorem</text:a></text:p>
          </table:table-cell>
          <table:table-cell table:style-name="ce148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merman–Szelepcsényi_theorem" xlink:type="simple">Immerman–Szelepcsény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p–Lipton_theorem" xlink:type="simple">Karp–Lipton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dner%27s_theorem" xlink:type="simple">Ladner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Linear 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CP_theorem" xlink:type="simple">PC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seudorandom_generator_theorem" xlink:type="simple">Pseudorandom generator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vitch%27s_theorem" xlink:type="simple">Savitch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efer%27s_dichotomy_theorem" xlink:type="simple">Schaefer's dichotom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ace_hierarchy_theorem" xlink:type="simple">Spac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ear_speedup_theorem" xlink:type="simple">Speedup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me_hierarchy_theorem" xlink:type="simple">Time hierarchy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da%27s_theorem" xlink:type="simple">Toda's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liant–Vazirani_theorem" xlink:type="simple">Valiant–Vazirani theorem</text:a></text:p>
          </table:table-cell>
          <table:table-cell table:style-name="ce149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5"><text:a xlink:href="https://en.wikipedia.org/wiki/Computational_complexity_theory" xlink:type="simple">Computational complexity theory</text:a></text:span><text:span text:style-name="T5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–Shapiro_theorem" xlink:type="simple">Rice–Shapiro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d_program_theorem" xlink:type="simple">Structured program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gly_duckling_theorem" xlink:type="simple">Ugly duckling theorem</text:a></text:p>
          </table:table-cell>
          <table:table-cell table:style-name="ce150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ntum_threshold_theorem" xlink:type="simple">Quantum threshold theorem</text:a></text:p>
          </table:table-cell>
          <table:table-cell office:value-type="string" calcext:value-type="string">
            <text:p><text:span text:style-name="T5"><text:a xlink:href="https://en.wikipedia.org/wiki/Computer_science" xlink:type="simple">Computer science</text:a></text:span><text:span text:style-name="T5"> / </text:span><text:span text:style-name="T5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asiconformal_mapping#Measurable_Riemann_mapping_theorem" xlink:type="simple">Measurable Riemann mapping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uville%27s_theorem_(conformal_mappings)" xlink:type="simple">Liouville's theorem  (conformal mappings)</text:a>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al%27s_theorem" xlink:type="simple">Pascal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ncelet%27s_closure_theorem" xlink:type="simple">Poncelet's closure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Śleszyński–Pringsheim_theorem" xlink:type="simple">Śleszyński–Pringsheim theorem</text:a>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Mazurkiewicz_theorem" xlink:type="simple">Hahn–Mazurkiewicz theorem</text:a>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aritonov%27s_theorem" xlink:type="simple">Kharitonov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ner%27s_theorem" xlink:type="simple">Krener's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Orbit_theorem_(Nagano–Sussmann)" xlink:type="simple">Orbit theorem (Nagano–Sussmann)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_(control_theory)#Corollary_(Rashevsky–Chow_theorem)" xlink:type="simple">Rashevsky–Chow theorem</text:a></text:p>
          </table:table-cell>
          <table:table-cell table:style-name="ce151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duality_theorem" xlink:type="simple">Fenchel's duality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projection_theorem" xlink:type="simple">Hilbert projection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churovskii%27s_theorem" xlink:type="simple">Kachurovskii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eau%27s_theorem" xlink:type="simple">Moreau's theorem</text:a></text:p>
          </table:table-cell>
          <table:table-cell table:style-name="ce152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eparating_axis_theorem" xlink:type="simple">Separating axis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pporting_hyperplane_theorem" xlink:type="simple">Supporting hyperplane theorem</text:a></text:p>
          </table:table-cell>
          <table:table-cell table:style-name="ce153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theorem" xlink:type="simple">Helly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%27s_theorem" xlink:type="simple">Radon's theorem</text:a>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ton%27s_theorem_about_ovals" xlink:type="simple">Newton's theorem about ovals</text:a>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operimetric_theorem" xlink:type="simple">Isoperimetric theorem</text:a></text:p>
          </table:table-cell>
          <table:table-cell office:value-type="string" calcext:value-type="string">
            <text:p><text:span text:style-name="T5"><text:a xlink:href="https://en.wikipedia.org/wiki/Curve" xlink:type="simple">Curves</text:a></text:span><text:span text:style-name="T5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–Ribet_theorem" xlink:type="simple">Herbrand–Ribet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peiser_theorem" xlink:type="simple">Hilbert–Speiser theorem</text:a>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henberg–Kohn_theorems" xlink:type="simple">Hohenberg–Kohn theorems</text:a>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determinant_theorem" xlink:type="simple">Sylvester's determinant theorem</text:a>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oquet_theory#Floquet_theorem" xlink:type="simple">Floquet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chs%27s_theorem" xlink:type="simple">Fuchs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eser%27s_theorem_(differential_equations)" xlink:type="simple">Kneser'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–Ehrenpreis_theorem" xlink:type="simple">Malgrange–Ehrenpreis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–Picone_comparison_theorem" xlink:type="simple">Sturm–Picone comparison theorem</text:a></text:p>
          </table:table-cell>
          <table:table-cell table:style-name="ce154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137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(differential_geometry)" xlink:type="simple">Euler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nchel%27s_theorem" xlink:type="simple">Fenchel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-vertex_theorem" xlink:type="simple">Four-vertex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Bonnet_theorem" xlink:type="simple">Gauss–Bonnet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a_Egregium" xlink:type="simple">Gauss's Theorema Egregiu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–Ruh_theorem" xlink:type="simple">Gromov–Ruh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%27s_theorem_(differential_geometry)" xlink:type="simple">Hilbert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pf–Rinow_theorem" xlink:type="simple">Hopf–Rinow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–Palais_theorem" xlink:type="simple">Lie–Palai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usnier%27s_theorem" xlink:type="simple">Meusnier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stow_rigidity_theorem" xlink:type="simple">Mostow rigidity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ers_theorem" xlink:type="simple">Myer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_embedding_theorem" xlink:type="simple">Nash embedding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ewlander–Niremberg_theorem" xlink:type="simple">Newlander–Niremberg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d%27s_theorem" xlink:type="simple">Sard's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z–Ahlfors–Pick_theorem" xlink:type="simple">Schwarz–Ahlfors–Pick theorem</text:a></text:p>
          </table:table-cell>
          <table:table-cell table:style-name="ce137" office:value-type="string" calcext:value-type="string">
            <text:p><text:span text:style-name="T4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mbedding_theorem" xlink:type="simple">Whitney embedding theorem</text:a>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ft_theorem" xlink:type="simple">Shift theorem</text:a>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hresmann%27s_theorem" xlink:type="simple">Ehresmann's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cobordism_theorem" xlink:type="simple">H-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Hopf_theorem" xlink:type="simple">Poincaré–Hopf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eimage_theorem" xlink:type="simple">Preimage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_for_smooth_manifolds" xlink:type="simple">Riemann–Roch theorem for smooth manifolds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-cobordism_theorem#The_s-cobordism_theorem" xlink:type="simple">S–cobordism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immersion_theorem" xlink:type="simple">Whitney immersion theorem</text:a></text:p>
          </table:table-cell>
          <table:table-cell table:style-name="ce136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covering_dimension" xlink:type="simple">Lebesgue covering dimension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composition_theorem" xlink:type="simple">Lebesgue's decomposition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%27s_density_theorem" xlink:type="simple">Lebesgue's density theorem</text:a>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onecker%27s_theorem" xlink:type="simple">Kronecker's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ubspace_theorem" xlink:type="simple">Subspace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–Siegel–Roth_theorem" xlink:type="simple">Thue–Siegel–Roth theorem</text:a></text:p>
          </table:table-cell>
          <table:table-cell table:style-name="ce155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155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ue_equation" xlink:type="simple">Thue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anujan–Skolem%27s_theorem" xlink:type="simple">Ramanujan–Skolem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jdeman%27s_theorem" xlink:type="simple">Tijdeman's theorem</text:a>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ltings%27s_theorem" xlink:type="simple">Faltings's theorem</text:a>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Anning_theorem" xlink:type="simple">Erdős–Anning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Nagy_theorem" xlink:type="simple">Erdős–Nagy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man–Grobman_theorem" xlink:type="simple">Hartman–Grobma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–Moser_theorem" xlink:type="simple">Kolmogorov–Arnold–Moser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ylov–Bogolyubov_theorem" xlink:type="simple">Krylov–Bogolyubov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énard%27s_theorem" xlink:type="simple">Liénard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ixoto%27s_theorem" xlink:type="simple">Peixoto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_recurrence_theorem" xlink:type="simple">Poincaré recurrence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endixson_theorem" xlink:type="simple">Poincaré–Bendixson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rkovskii%27s_theorem" xlink:type="simple">Sarkovskii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kens%27s_theorem" xlink:type="simple">Takens's theorem</text:a></text:p>
          </table:table-cell>
          <table:table-cell table:style-name="ce156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dgeworth%27s_limit_theorem" xlink:type="simple">Edgeworth's limit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ustman–Ohlin_theorem" xlink:type="simple">Faustman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_separation_theorem" xlink:type="simple">Fisher separati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s_of_welfare_economics" xlink:type="simple">Fundamental theorems of welfare economics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WL_theorem" xlink:type="simple">FWL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ckscher–Ohlin_theorem" xlink:type="simple">Heckscher–Ohli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mström%27s_theorem" xlink:type="simple">Holmström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rner_symmetry_theorem" xlink:type="simple">Lerner symmetry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ving_equilibrium_theorem" xlink:type="simple">Moving equilibrium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trade_theorem" xlink:type="simple">No-trade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bczynski_theorem" xlink:type="simple">Rybczynski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nnenschein–Mantel–Debreu_Theorem" xlink:type="simple">Sonnenschein–Mantel–Debreu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lper–Samuelson_theorem" xlink:type="simple">Stolper–Samuelson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kis%27s_theorem" xlink:type="simple">Topkis's theorem</text:a></text:p>
          </table:table-cell>
          <table:table-cell table:style-name="ce139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um_power_theorem" xlink:type="simple">Maximum power theorem</text:a>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évenin%27s_theorem" xlink:type="simple">Thévenin's theorem</text:a></text:p>
          </table:table-cell>
          <table:table-cell office:value-type="string" calcext:value-type="string">
            <text:p><text:span text:style-name="T4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rton%27s_theorem" xlink:type="simple">Norton's theorem</text:a>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rnshaw%27s_theorem" xlink:type="simple">Earnshaw's theorem</text:a>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ell–Lutz_theorem" xlink:type="simple">Nagell–Lutz theorem</text:a>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bet%27s_theorem" xlink:type="simple">Ribet's theorem</text:a></text:p>
          </table:table-cell>
          <table:table-cell office:value-type="string" calcext:value-type="string">
            <text:p><text:span text:style-name="T4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cMahon_Master_theorem" xlink:type="simple">MacMahon Master theorem</text:a>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distribution_theorem" xlink:type="simple">Equidistribu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ipartition_theorem" xlink:type="simple">Equipartitio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imal_ergodic_theorem" xlink:type="simple">Maximal ergodi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wandering_domain_theorem" xlink:type="simple">No wandering doma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nstein_theorem" xlink:type="simple">Ornstein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Oseledec_theorem" xlink:type="simple">Oseledec theorem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ner%27s_theorems" xlink:type="simple">Ratner's theorems</text:a></text:p>
          </table:table-cell>
          <table:table-cell table:style-name="ce157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qual_incircles_theorem" xlink:type="simple">Equal incircle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cept_theorem" xlink:type="simple">Intercept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chords_theorem" xlink:type="simple">Intersecting chord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ng_secants_theorem" xlink:type="simple">Intersecting secant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polygons" xlink:type="simple">Japanese theorem for concyclic polygons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panese_theorem_for_concyclic_quadrilaterals" xlink:type="simple">Japanese theorem for concyclic quadrilaterals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mpeiu%27s_theorem" xlink:type="simple">Pompeiu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uschle%27s_theorem" xlink:type="simple">Reuschle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Schooten%27s_theorem" xlink:type="simple">Van Schooten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rignon%27s_theorem" xlink:type="simple">Varignon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viani%27s_theorem" xlink:type="simple">Viviani's theorem</text:a></text:p>
          </table:table-cell>
          <table:table-cell table:style-name="ce158" office:value-type="string" calcext:value-type="string">
            <text:p><text:span text:style-name="T4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ster%27s_theorem" xlink:type="simple">Lester's theorem</text:a></text:p>
          </table:table-cell>
          <table:table-cell office:value-type="string" calcext:value-type="string">
            <text:p><text:span text:style-name="T4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ckands–Balkema–de_Haan_theorem" xlink:type="simple">Pickands–Balkema–de Haan theorem</text:a>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mitive_element_theorem" xlink:type="simple">Primitive element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assmann%27s_theorem" xlink:type="simple">Strassmann'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digliani–Miller_theorem" xlink:type="simple">Modigliani–Miller theorem</text:a>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ndamental_theorem_of_arbitrage-free_pricing" xlink:type="simple">Fundamental theorem of arbitrage-free pricing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tual_fund_separation_theorem" xlink:type="simple">Mutual fund separation theorem</text:a>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159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159" office:value-type="string" calcext:value-type="string">
            <text:p><text:span text:style-name="T4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it–Thompson_theorem" xlink:type="simple">Feit–Thompson theorem</text:a></text:p>
          </table:table-cell>
          <table:table-cell table:style-name="ce159" office:value-type="string" calcext:value-type="string">
            <text:p><text:span text:style-name="T4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-balance_theorem" xlink:type="simple">L-balance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transitivity_theorem" xlink:type="simple">Thompson transitivit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pson_uniqueness_theorem" xlink:type="simple">Thompson uniqueness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ichotomy_theorem" xlink:type="simple">Trichotomy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lter_theorem" xlink:type="simple">Walter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*_theorem" xlink:type="simple">Z*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J_theorem" xlink:type="simple">ZJ theorem</text:a></text:p>
          </table:table-cell>
          <table:table-cell table:style-name="ce159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fixed-point_theorem" xlink:type="simple">Nielsen fixed-point theorem</text:a></text:p>
          </table:table-cell>
          <table:table-cell office:value-type="string" calcext:value-type="string">
            <text:p><text:span text:style-name="T4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_fixed-point_theorem" xlink:type="simple">Lefschetz fixed-point theorem</text:a></text:p>
          </table:table-cell>
          <table:table-cell office:value-type="string" calcext:value-type="string">
            <text:p><text:span text:style-name="T5"><text:a xlink:href="https://en.wikipedia.org/wiki/Fixed_point_(mathematics)" xlink:type="simple">Fixed points</text:a></text:span><text:span text:style-name="T5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ynolds_transport_theorem" xlink:type="simple">Reynolds transport theorem</text:a>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theorem_(differential_topology)" xlink:type="simple">Frobenius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vikov%27s_compact_leaf_theorem" xlink:type="simple">Novikov's compact leaf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b_sphere_theorem" xlink:type="simple">Reeb sphere theorem</text:a>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4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hill–Nerode_theorem" xlink:type="simple">Myhill–Nerode theorem</text:a>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seval%27s_theorem" xlink:type="simple">Parseval's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" xlink:type="simple">Plancherel theorem</text:a></text:p>
          </table:table-cell>
          <table:table-cell table:style-name="ce160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ley–Wiener_theorem" xlink:type="simple">Paley–Wiener theorem</text:a></text:p>
          </table:table-cell>
          <table:table-cell table:style-name="ce161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–Schreier_theorem" xlink:type="simple">Nielsen–Schreier theorem</text:a>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berlein–Šmulian_theorem" xlink:type="simple">Eberlein–Šmulia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glede%27s_theorem" xlink:type="simple">Fuglede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and–Naimark_theorem" xlink:type="simple">Gelfand–Naimark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stine_theorem" xlink:type="simple">Goldstin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Banach_theorem" xlink:type="simple">Hahn–Bana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inger–Toeplitz_theorem" xlink:type="simple">Hellinger–Toeplit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–Schmidt_theorem" xlink:type="simple">Hilbert–Schmid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le–Yosida_theorem" xlink:type="simple">Hille–Yosida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ntorovich_theorem" xlink:type="simple">Kantorovich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uricella%27s_theorem" xlink:type="simple">Lauricella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._Riesz_extension_theorem" xlink:type="simple">M. Riesz extensio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cinkiewicz_theorem" xlink:type="simple">Marcinkiewic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rcer%27s_theorem" xlink:type="simple">Merc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-max_theorem" xlink:type="simple">Min-max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los%27s_theorem" xlink:type="simple">Minlos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üntz–Szász_theorem" xlink:type="simple">Müntz–Szász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en_mapping_theorem_(functional_analysis)" xlink:type="simple">Open mapping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licz–Pettis_theorem" xlink:type="simple">Orlicz–Petti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etre_theorem" xlink:type="simple">Peetr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Quotient_of_subspace_theorem" xlink:type="simple">Quotient of subspace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Thorin_theorem" xlink:type="simple">Riesz–Thorin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yll-Nardzewski_fixed-point_theorem" xlink:type="simple">Ryll–Nardzewski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zonov%27s_theorem" xlink:type="simple">Sazonov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auder_fixed-point_theorem" xlink:type="simple">Schauder fixed 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tral_theorem" xlink:type="simple">Spectral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Weierstrass_theorem" xlink:type="simple">Stone–Weierstras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%27s_theorem_on_one-parameter_unitary_groups" xlink:type="simple">Stone's theorem on one-parameter unitary groups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khonov_fixed-point_theorem" xlink:type="simple">Tikhonov fixed-poi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nelli%27s_theorem_(functional_analysis)" xlink:type="simple">Tonelli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udinger%27s_theorem" xlink:type="simple">Trudinger's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_bicommutant_theorem" xlink:type="simple">Von Neumann bicommutant theorem</text:a></text:p>
          </table:table-cell>
          <table:table-cell table:style-name="ce162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_representation_theorem" xlink:type="simple">Riesz representation theorem</text:a></text:p>
          </table:table-cell>
          <table:table-cell office:value-type="string" calcext:value-type="string">
            <text:p><text:span text:style-name="T5"><text:a xlink:href="https://en.wikipedia.org/wiki/Functional_analysis" xlink:type="simple">Functional analysis</text:a></text:span><text:span text:style-name="T5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von_Neumann_theorem" xlink:type="simple">Stone–von Neumann theorem</text:a></text:p>
          </table:table-cell>
          <table:table-cell office:value-type="string" calcext:value-type="string">
            <text:p><text:span text:style-name="T5"><text:a xlink:href="https://en.wikipedia.org/wiki/Functional_analysis" xlink:type="simple">Functional analysis</text:a></text:span><text:span text:style-name="T5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hn%27s_theorem" xlink:type="simple">Kuh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y%27s_theorem" xlink:type="simple">Ma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imax_theorem" xlink:type="simple">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ton%27s_theorem" xlink:type="simple">Morton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thasarathy%27s_theorem" xlink:type="simple">Parthasarathy's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on%27s_minimax_theorem" xlink:type="simple">Sion's minimax theorem</text:a></text:p>
          </table:table-cell>
          <table:table-cell table:style-name="ce163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gata–Smirnov_metrization_theorem" xlink:type="simple">Nagata–Smirnov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etze_extension_theorem" xlink:type="simple">Tietze extens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ychonoff%27s_theorem" xlink:type="simple">Tychonoff's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_kernel_theorem" xlink:type="simple">Schwartz kernel theorem</text:a>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land%27s_schema_theorem" xlink:type="simple">Holland's schema theorem</text:a>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theorem_on_groups_of_polynomial_growth" xlink:type="simple">Gromov's theorem on groups of polynomial growth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its_alternative" xlink:type="simple">Tits alternative</text:a>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önflies_theorem" xlink:type="simple">Jordan–Schönflie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ckorish_twist_theorem" xlink:type="simple">Lickorish twist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elsen_realization_problem" xlink:type="simple">Nielsen realization probl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Reidemeister–Singer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khlin%27s_theorem" xlink:type="simple">Rokhli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egaard_splitting" xlink:type="simple">Waldhausen's theorem</text:a></text:p>
          </table:table-cell>
          <table:table-cell table:style-name="ce164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5"><text:a xlink:href="https://en.wikipedia.org/wiki/Geometry" xlink:type="simple">Geometry</text:a></text:span><text:span text:style-name="T5"> / </text:span><text:span text:style-name="T5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dwiger%27s_theorem" xlink:type="simple">Hadwiger's theorem</text:a></text:p>
          </table:table-cell>
          <table:table-cell office:value-type="string" calcext:value-type="string">
            <text:p><text:span text:style-name="T5"><text:a xlink:href="https://en.wikipedia.org/wiki/Geometry" xlink:type="simple">Geometry</text:a></text:span><text:span text:style-name="T5"> / </text:span><text:span text:style-name="T5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compactness_theorem" xlink:type="simple">Mahler's compactnes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–Hlawka_theorem" xlink:type="simple">Minkowski–Hlawka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second_theorem" xlink:type="simple">Minkowski's second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nkowski%27s_theorem" xlink:type="simple">Minkowski's theorem</text:a></text:p>
          </table:table-cell>
          <table:table-cell table:style-name="ce166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Gallai_theorem" xlink:type="simple">Erdős–Galla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Pósa_theorem" xlink:type="simple">Erdős–Pósa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Stone_theorem" xlink:type="simple">Erdős–Ston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%27s_theorem" xlink:type="simple">Fáry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ve_color_theorem" xlink:type="simple">Five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_color_theorem" xlink:type="simple">Four col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ucht%27s_theorem" xlink:type="simple">Frucht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ph_structure_theorem" xlink:type="simple">Graph structur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nberg%27s_theorem" xlink:type="simple">Grinberg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ötzsch%27s_theorem" xlink:type="simple">Grötzsch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jnal–Szemerédi_theorem" xlink:type="simple">Hajnal–Szemerédi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chhoff%27s_theorem" xlink:type="simple">Kirchhoff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vari–Sós–Turán_theorem" xlink:type="simple">Kövari–Sós–Turán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flow_min_cut_theorem" xlink:type="simple">Max flow min cut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nger%27s_theorem" xlink:type="simple">Meng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ycielski%27s_theorem" xlink:type="simple">Mycielski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e%27s_theorem" xlink:type="simple">Ore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fect_graph_theorem" xlink:type="simple">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lis_theorem" xlink:type="simple">Perli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ar_separator_theorem" xlink:type="simple">Planar separato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ngel–Youngs_theorem" xlink:type="simple">Ringel–Young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bins_theorem" xlink:type="simple">Robbin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bertson–Seymour_theorem" xlink:type="simple">Robertson–Seymour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yder%27s_theorem" xlink:type="simple">Schnyd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enk%27s_theorem" xlink:type="simple">Schwenk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itz_theorem" xlink:type="simple">Steinitz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ong_perfect_graph_theorem" xlink:type="simple">Strong perfect 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mmetric_hypergraph_theorem" xlink:type="simple">Symmetric hypergraph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rán%27s_theorem" xlink:type="simple">Turán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utte_theorem" xlink:type="simple">Tutte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agner%27s_theorem" xlink:type="simple">Wagner's theorem</text:a></text:p>
          </table:table-cell>
          <table:table-cell table:style-name="ce167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őnig%27s_theorem_(graph_theory)" xlink:type="simple">Kőnig's theorem</text:a></text:p>
          </table:table-cell>
          <table:table-cell office:value-type="string" calcext:value-type="string">
            <text:p><text:span text:style-name="T5"><text:a xlink:href="https://en.wikipedia.org/wiki/Graph_theory" xlink:type="simple">Graph theory</text:a></text:span><text:span text:style-name="T5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5"><text:a xlink:href="https://en.wikipedia.org/wiki/Graph_theory" xlink:type="simple">Graph theory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msey%27s_theorem" xlink:type="simple">Ramsey's theorem</text:a></text:p>
          </table:table-cell>
          <table:table-cell office:value-type="string" calcext:value-type="string">
            <text:p><text:span text:style-name="T5"><text:a xlink:href="https://en.wikipedia.org/wiki/Graph_theory" xlink:type="simple">Graph theory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reciprocity_theorem" xlink:type="simple">Frobenius reciprocity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chke%27s_theorem" xlink:type="simple">Maschke's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ity-one_theorem" xlink:type="simple">Multiplicity-one theorem</text:a></text:p>
          </table:table-cell>
          <table:table-cell table:style-name="ce168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tting%27s_theorem" xlink:type="simple">Fitting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benius_determinant_theorem" xlink:type="simple">Frobenius determina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od–Shafarevich_theorem" xlink:type="simple">Golod–Shafarevich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at_orthogonality_theorem" xlink:type="simple">Great orthogonality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ushko_theorem" xlink:type="simple">Grushko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gman%27s_embedding_theorem" xlink:type="simple">Higman's embedding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Hölder_theorem" xlink:type="simple">Jordan–Höld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–Schur_theorem" xlink:type="simple">Jordan–Schu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Jordan%27s_theorem_(multiply_transitive_groups)" xlink:type="simple">Jordan's theorem (multiply transitive groups)</text:a></text:span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ll–Schmidt_theorem" xlink:type="simple">Krull–Schmid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rosh_subgroup_theorem" xlink:type="simple">Kurosh subgroup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%27s_theorem_(group_theory)" xlink:type="simple">Lagrange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rsky–Newman_theorem" xlink:type="simple">Mirsky–Newman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rbit-stabilizer_theorem" xlink:type="simple">Orbit-stabilizer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édei%27s_theorem" xlink:type="simple">Rédei'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eier_refinement_theorem" xlink:type="simple">Schreier refinement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–Zassenhaus_theorem" xlink:type="simple">Schur–Zassenhaus theorem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llings_theorem_about_ends_of_groups" xlink:type="simple">Stallings theorem about ends of group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ow_theorems" xlink:type="simple">Sylow theorems</text:a></text:p>
          </table:table-cell>
          <table:table-cell table:style-name="ce16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5"><text:a xlink:href="https://en.wikipedia.org/wiki/Group_theory" xlink:type="simple">Group theory</text:a></text:span><text:span text:style-name="T5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inversion_theorem" xlink:type="simple">Fourier inversion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urier_theorem" xlink:type="simple">Fourier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ó%27s_theorem_(harmonic_functions)" xlink:type="simple">Rado's theorem</text:a></text:p>
          </table:table-cell>
          <table:table-cell table:style-name="ce170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eason%27s_theorem" xlink:type="simple">Gleason's theorem</text:a></text:p>
          </table:table-cell>
          <table:table-cell table:style-name="ce171" office:value-type="string" calcext:value-type="string">
            <text:p><text:span text:style-name="T4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ore–Aronszajn_theorem" xlink:type="simple">Moore–Aronszajn theorem</text:a></text:p>
          </table:table-cell>
          <table:table-cell table:style-name="ce171" office:value-type="string" calcext:value-type="string">
            <text:p><text:span text:style-name="T4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ision_theorem" xlink:type="simple">Excision theorem</text:a></text:p>
          </table:table-cell>
          <table:table-cell table:style-name="ce172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udenthal_suspension_theorem" xlink:type="simple">Freudenthal suspension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ehead_theorem" xlink:type="simple">Whitehead theorem</text:a></text:p>
          </table:table-cell>
          <table:table-cell table:style-name="ce172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yquist–Shannon_sampling_theorem" xlink:type="simple">Nyquist–Shannon sampl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–Hartley_theorem" xlink:type="simple">Shannon–Hartley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annon%27s_source_coding_theorem" xlink:type="simple">Shannon's source coding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isy_channel_coding_theorem" xlink:type="simple">Shannon's theorem</text:a>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itial_value_theorem" xlink:type="simple">Initial value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lbert_transform#Titchmarsh's_theorem" xlink:type="simple">Titchmarsh theorem</text:a>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" xlink:type="simple">Fubini's theorem</text:a>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_pentahedral_theorem" xlink:type="simple">Sylvester pentahedral theorem</text:a>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Cohn_theorem" xlink:type="simple">Shirshov–Cohn theorem</text:a>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<text:a xlink:href="https://en.wikipedia.org/wiki/Chasles%27s_theorem_(disambiguation)" xlink:type="simple">Chasles's theorems</text:a></text:span><text:span text:style-name="T5"> - </text:span><text:span text:style-name="T5"><text:a xlink:href="https://en.wikipedia.org/wiki/Chasles%27_theorem_(kinematics)" xlink:type="simple">Kinematics</text:a></text:span><text:span text:style-name="T5"> / </text:span><text:span text:style-name="T5"><text:a xlink:href="https://en.wikipedia.org/wiki/Chasles%27_theorem_(gravitation)" xlink:type="simple">Gravitation</text:a></text:span><text:span text:style-name="T5"> / </text:span><text:span text:style-name="T5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5"><text:a xlink:href="https://en.wikipedia.org/wiki/Kinematics" xlink:type="simple">Kinematics</text:a></text:span><text:span text:style-name="T5"> / </text:span><text:span text:style-name="T5"><text:a xlink:href="https://en.wikipedia.org/wiki/Gravity" xlink:type="simple">Gravitation</text:a></text:span><text:span text:style-name="T5">  / </text:span><text:span text:style-name="T5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kinetics)" xlink:type="simple">König's theorem</text:a></text:p>
          </table:table-cell>
          <table:table-cell office:value-type="string" calcext:value-type="string">
            <text:p><text:span text:style-name="T5"><text:a xlink:href="https://en.wikipedia.org/wiki/Kinetics_(physics)" xlink:type="simple">Kinetics</text:a></text:span><text:span text:style-name="T5"> /  </text:span><text:span text:style-name="T5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áry–Milnor_theorem" xlink:type="simple">Fáry–Milnor theorem</text:a>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5"><text:a xlink:href="https://en.wikipedia.org/wiki/Large_deviations_theory" xlink:type="simple">Large deviations</text:a></text:span><text:span text:style-name="T5"> / </text:span><text:span text:style-name="T5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–Morozov_theorem" xlink:type="simple">Jacobson–Morozov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eorem" xlink:type="simple">Lie's theorem</text:a></text:p>
          </table:table-cell>
          <table:table-cell table:style-name="ce173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hirshov–Witt_theorem" xlink:type="simple">Shirshov–Witt theorem</text:a>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e%27s_third_theorem" xlink:type="simple">Lie's third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rombi–Varadarajan_theorem" xlink:type="simple">Trombi–Varadarajan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%27s_theorem" xlink:type="simple">Levi's theorem</text:a>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ether%27s_theorem" xlink:type="simple">Noether's theorem</text:a></text:p>
          </table:table-cell>
          <table:table-cell office:value-type="string" calcext:value-type="string">
            <text:p><text:span text:style-name="T4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change_theorem" xlink:type="simple">Exchange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dholm%27s_theorem" xlink:type="simple">Fredholm'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eigenvalues_theorem" xlink:type="simple">Inverse eigenvalue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incipal_axis_theorem" xlink:type="simple">Principal axis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nk–nullity_theorem" xlink:type="simple">Rank–nullity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ché–Capelli_theorem" xlink:type="simple">Rouché–Capelli theorem</text:a></text:p>
          </table:table-cell>
          <table:table-cell table:style-name="ce174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szbraun_theorem" xlink:type="simple">Kirszbraun theorem</text:a>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sse–Arf_theorem" xlink:type="simple">Hasse–Arf theorem</text:a>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eh–Schlieder_theorem" xlink:type="simple">Reeh–Schlieder theorem</text:a>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rbrand%27s_theorem" xlink:type="simple">Herbrand's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table:style-name="ce135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nal_value_theorem" xlink:type="simple">Final valu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ňková–Helly_selection_theorem" xlink:type="simple">Fraňková–Helly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oda%27s_theorem" xlink:type="simple">Froda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tauberian_theorem" xlink:type="simple">Hardy–Littlewood tauberia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%27s_selection_theorem" xlink:type="simple">Helly's select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bby–Rice_theorem" xlink:type="simple">Hobby–Ri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ölder%27s_theorem" xlink:type="simple">Höld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crement_theorem" xlink:type="simple">Increment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onvergence_theorem" xlink:type="simple">Monotone convergenc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sh–Moser_theorem" xlink:type="simple">Nash–Moser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emacher%27s_theorem" xlink:type="simple">Rademacher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lverman–Toeplitz_theorem" xlink:type="simple">Silverman–Toeplitz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bolev_embedding_theorem" xlink:type="simple">Sobolev embedding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queeze_theorem" xlink:type="simple">Squeeze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rling%27s_theorem" xlink:type="simple">Stirling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egő_limit_theorems" xlink:type="simple">Szegő limit theorems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ergence_problem#Van_Vleck.27s_theorem" xlink:type="simple">Van Vleck's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hitney_extension_theorem" xlink:type="simple">Whitney extension theorem</text:a></text:p>
          </table:table-cell>
          <table:table-cell table:style-name="ce175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grange_inversion_theorem" xlink:type="simple">Lagrange inversion theorem</text:a></text:p>
          </table:table-cell>
          <table:table-cell office:value-type="string" calcext:value-type="string">
            <text:p><text:span text:style-name="T5"><text:a xlink:href="https://en.wikipedia.org/wiki/Mathematical_analysis" xlink:type="simple">Mathematical Analysis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table:style-name="ce134" office:value-type="string" calcext:value-type="string">
            <text:p><text:a xlink:href="https://en.wikipedia.org/wiki/Lagrange_reversion_theorem" xlink:type="simple">Lagrange reversion theorem</text:a></text:p>
          </table:table-cell>
          <table:table-cell office:value-type="string" calcext:value-type="string">
            <text:p><text:span text:style-name="T5"><text:a xlink:href="https://en.wikipedia.org/wiki/Mathematical_analysis" xlink:type="simple">Mathematical Analysis</text:a></text:span><text:span text:style-name="T5"> / </text:span><text:span text:style-name="T5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ein–Milman_theorem" xlink:type="simple">Krein–Milman theorem</text:a></text:p>
          </table:table-cell>
          <table:table-cell office:value-type="string" calcext:value-type="string">
            <text:p><text:span text:style-name="T5"><text:a xlink:href="https://en.wikipedia.org/wiki/Mathematical_analysis" xlink:type="simple">Mathematical Analysis</text:a></text:span><text:span text:style-name="T5"> / </text:span><text:span text:style-name="T5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%27s_three-series_theorem" xlink:type="simple">Kolmogorov's three-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_series_theorem" xlink:type="simple">Riemann series theorem</text:a></text:p>
          </table:table-cell>
          <table:table-cell table:style-name="ce177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ven%27s_theorem" xlink:type="simple">Niven's theorem</text:a>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ahl%27s_theorem" xlink:type="simple">Stahl's theorem</text:a>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shgorin_circle_theorem" xlink:type="simple">Gershgorin circle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rron–Frobenius_theorem" xlink:type="simple">Perron–Frobeniu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nkhorn%27s_theorem" xlink:type="simple">Sinkhorn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echt%27s_theorem" xlink:type="simple">Specht's theorem</text:a></text:p>
          </table:table-cell>
          <table:table-cell table:style-name="ce147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gorov%27s_theorem" xlink:type="simple">Eg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._and_M._Riesz_theorem" xlink:type="simple">F. and M. Riesz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ernique%27s_theorem" xlink:type="simple">Fernique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decomposition_theorem" xlink:type="simple">Hahn decomposition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–Kolmogorov_theorem" xlink:type="simple">Hahn–Kolmogorov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gral_representation_theorem_for_classical_Wiener_space" xlink:type="simple">Integral representation theorem for classical Wiener space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ōmura%27s_theorem" xlink:type="simple">Kōmura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notone_class_theorem" xlink:type="simple">Monotone clas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rokhorov%27s_theorem" xlink:type="simple">Prokhorov'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don–Nikodym_theorem" xlink:type="simple">Radon–Nikodym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oeder–Bernstein_theorem_for_measurable_spaces" xlink:type="simple">Schroeder–Bernstein theorem for measurable spac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–Strömberg_theorem" xlink:type="simple">Stein–Strömber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haus_theorem" xlink:type="simple">Steinhau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ructure_theorem_for_Gaussian_measures" xlink:type="simple">Structure theorem for Gaussian measures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nvergence_theorem" xlink:type="simple">Vitali convergence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covering_theorem" xlink:type="simple">Vitali covering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_set" xlink:type="simple">Vitali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tali–Hahn–Saks_theorem" xlink:type="simple">Vitali–Hahn–Saks theorem</text:a></text:p>
          </table:table-cell>
          <table:table-cell table:style-name="ce178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Cantor_theorem" xlink:type="simple">Heine–Cantor theorem</text:a></text:p>
          </table:table-cell>
          <table:table-cell table:style-name="ce134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ahlqvist_correspondence_theorem" xlink:type="simple">Sahlqvist correspondence theorem</text:a>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Łoś%27_theorem" xlink:type="simple">Łoś'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orley%27s_categoricity_theorem" xlink:type="simple">Morley's categoricity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nnenbaum%27s_theorem" xlink:type="simple">Tennenbaum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kie%27s_theorem" xlink:type="simple">Wilkie's theorem</text:a></text:p>
          </table:table-cell>
          <table:table-cell table:style-name="ce17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wan%27s_theorem" xlink:type="simple">Swan's theorem</text:a>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on_homogeneous_functions" xlink:type="simple">Euler's theorem on homogeneous functions</text:a>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Universal_approximation_theorem" xlink:type="simple">Universal approximation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urwitz%27s_theorem_(normed_division_algebras)" xlink:type="simple">Hurwitz's theorem</text:a>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zur–Ulam_theorem" xlink:type="simple">Mazur–Ulam theorem</text:a>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ndya_theorem" xlink:type="simple">Pandya theorem</text:a>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unov%27s_theorem" xlink:type="simple">Godunov's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Richtmyer_theorem" xlink:type="simple">Lax–Richtmyer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Wendroff_theorem" xlink:type="simple">Lax–Wendroff theorem</text:a>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röder–Bernstein_theorems_for_operator_algebras" xlink:type="simple">Schröder–Bernstein theorems for operator algebras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mita%27s_theorem" xlink:type="simple">Tomita's theorem</text:a>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inespring_factorization_theorem" xlink:type="simple">Stinespring factoriz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z.-Nagy%27s_dilation_theorem" xlink:type="simple">Sz.-Nagy's dilation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on_Neumann%27s_theorem" xlink:type="simple">Von Neumann's theorem</text:a></text:p>
          </table:table-cell>
          <table:table-cell table:style-name="ce150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uiper%27s_theorem" xlink:type="simple">Kuiper's theorem</text:a></text:p>
          </table:table-cell>
          <table:table-cell office:value-type="string" calcext:value-type="string">
            <text:p><text:span text:style-name="T5"><text:a xlink:href="https://en.wikipedia.org/wiki/Operator_theory" xlink:type="simple">Operator theory</text:a></text:span><text:span text:style-name="T5"> / </text:span><text:span text:style-name="T5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_fixed-point_theorem" xlink:type="simple">Kleene fixed-point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naster–Tarski_theorem" xlink:type="simple">Knaster–Tarski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ruskal%27s_tree_theorem" xlink:type="simple">Kruskal's tree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sch%27s_theorem" xlink:type="simple">Pasch's theorem</text:a></text:p>
          </table:table-cell>
          <table:table-cell table:style-name="ce18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hn_embedding_theorem" xlink:type="simple">Hahn embedding theorem</text:a>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ano_existence_theorem" xlink:type="simple">Peano existence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hragmén–Lindelöf_theorem" xlink:type="simple">Picard–Lindelöf theorem</text:a></text:p>
          </table:table-cell>
          <table:table-cell table:style-name="ce158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hler%27s_theorem" xlink:type="simple">Mahler's theorem</text:a>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wasaki%27s_theorem" xlink:type="simple">Kawasaki's theorem</text:a>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x–Milgram_theorem" xlink:type="simple">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ons–Lax–Milgram_theorem" xlink:type="simple">Lions–Lax–Milgram theorem</text:a></text:p>
          </table:table-cell>
          <table:table-cell table:style-name="ce18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_free_lunch_theorem" xlink:type="simple">No free lunch theorem</text:a>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olditch%27s_theorem" xlink:type="simple">Holditch's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ot_theorem" xlink:type="simple">Pitot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wart%27s_theorem" xlink:type="simple">Stewart's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–Gallai_theorem" xlink:type="simple">Sylvester–Gallai theorem</text:a></text:p>
          </table:table-cell>
          <table:table-cell table:style-name="ce182" office:value-type="string" calcext:value-type="string">
            <text:p><text:span text:style-name="T4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tionality_theorem" xlink:type="simple">Rationality theorem</text:a>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polyhedron_theorem" xlink:type="simple">Euler's polyhedron theorem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den%27s_theorem" xlink:type="simple">Marden'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son–Stothers_theorem" xlink:type="simple">Mason–Stothers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–Hurwitz_theorem" xlink:type="simple">Routh–Hurwitz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wartz–Zippel_theorem" xlink:type="simple">Schwartz–Zippel theorem</text:a></text:p>
          </table:table-cell>
          <table:table-cell table:style-name="ce18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pser–Lautemann_theorem" xlink:type="simple">Sipser–Lautemann theorem</text:a>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–Cantelli_theorem" xlink:type="simple">Glivenko–Cantelli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livenko%27s_theorem_(probability_theory)" xlink:type="simple">Glivenko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mersley–Clifford_theorem" xlink:type="simple">Hammersley–Clifford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finite_monkey_theorem" xlink:type="simple">Infinite monke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hinchin%27s_theorem_on_Diophantine_approximations" xlink:type="simple">Khinchin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_continuity_theorem" xlink:type="simple">Lévy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évy%27s_modulus_of_continuity_theorem" xlink:type="simple">Lévy's modulus of continuity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kacs%27s_proportion-sum_independence_theorem" xlink:type="simple">Lukacs's proportion-sum independence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sson_limit_theorem" xlink:type="simple">Poisson limi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ikov%27s_theorem" xlink:type="simple">Raikov's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versed_compound_agent_theorem" xlink:type="simple">Reversed compound agent theorem</text:a></text:p>
          </table:table-cell>
          <table:table-cell table:style-name="ce18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ly–Bray_theorem" xlink:type="simple">Helly–Bray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onescu-Tulcea_theorem" xlink:type="simple">Ionescu-Tulcea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_Cam%27s_theorem" xlink:type="simple">Le Cam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%27s_central_limit_theorem" xlink:type="simple">Lyapunov's central limit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tingale_representation_theorem" xlink:type="simple">Martingale representation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well%27s_theorem" xlink:type="simple">Maxwell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onal_stopping_theorem" xlink:type="simple">Optional stopping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lutsky%27s_theorem" xlink:type="simple">Slutsky's theorem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f_de_Moivre–Laplace" xlink:type="simple">Theorem of de Moivre–Laplace</text:a></text:p>
          </table:table-cell>
          <table:table-cell table:style-name="ce18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5"><text:a xlink:href="https://en.wikipedia.org/wiki/Probability_theory" xlink:type="simple">Probability theory</text:a></text:span><text:span text:style-name="T5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5"><text:a xlink:href="https://en.wikipedia.org/wiki/Probability_theory" xlink:type="simple">Probability theory</text:a></text:span><text:span text:style-name="T5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tersection_theorem" xlink:type="simple">Intersection theorem</text:a></text:p>
          </table:table-cell>
          <table:table-cell table:style-name="ce172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rby–Paris_theorem" xlink:type="simple">Kirby–Paris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%27s_theorem_on_quadratic_forms" xlink:type="simple">Kaplansky's theorem on quadratic form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lvester%27s_law_of_inertia" xlink:type="simple">Sylvester's law of inertia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eta%27s_formulas" xlink:type="simple">Vieta's formulas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tt%27s_theorem" xlink:type="simple">Witt's theorem</text:a></text:p>
          </table:table-cell>
          <table:table-cell table:style-name="ce18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an_Aubel%27s_theorem" xlink:type="simple">Van Aubel's theorem</text:a>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ttesman–Knill_theorem" xlink:type="simple">Gottesman–Knill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-cloning_theorem" xlink:type="simple">No cloning theorem</text:a>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ag%27s_theorem" xlink:type="simple">Haag's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nberg–Witten_theorem" xlink:type="simple">Weinberg–Witten theorem</text:a></text:p>
          </table:table-cell>
          <table:table-cell table:style-name="ce161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ptical_equivalence_theorem" xlink:type="simple">Optical equivalence theorem</text:a>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rdon–Newell_theorem" xlink:type="simple">Gordon–Newell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kson%27s_theorem_(queueing_theory)" xlink:type="simple">Jackson's theorem</text:a></text:p>
          </table:table-cell>
          <table:table-cell table:style-name="ce18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lpern–Läuchli_theorem" xlink:type="simple">Halpern–Läuchli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ndman%27s_theorem" xlink:type="simple">Hindman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–Taylor_theorem" xlink:type="simple">Milliken–Taylor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lliken%27s_tree_theorem" xlink:type="simple">Milliken's tree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theorem" xlink:type="simple">Schur's theorem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eorem_on_friends_and_strangers" xlink:type="simple">Theorem on friends and strangers</text:a></text:p>
          </table:table-cell>
          <table:table-cell table:style-name="ce18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nack%27s_curve_theorem" xlink:type="simple">Harnack's curve theorem</text:a>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atou–Lebesgue_theorem" xlink:type="simple">Fatou–Lebesgue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Fermat%27s_theorem_(stationary_points)" xlink:type="simple">Fermat's theorem (stationary points)</text:a></text:span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bini%27s_theorem_on_differentiation" xlink:type="simple">Fubini's theorem on differentiation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dy–Littlewood_maximal_theorem" xlink:type="simple">Hardy–Littlewood maxima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ine–Borel_theorem" xlink:type="simple">Heine–Borel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besgue_differentiation_theorem" xlink:type="simple">Lebesgue differentiatio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zin%27s_theorem" xlink:type="simple">Luzin's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sz–Fischer_theorem" xlink:type="simple">Riesz–Fischer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ener%27s_tauberian_theorem" xlink:type="simple">Wiener's tauberian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Zahorski_theorem" xlink:type="simple">Zahorski theorem</text:a></text:p>
          </table:table-cell>
          <table:table-cell table:style-name="ce18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–Arnold_representation_theorem" xlink:type="simple">Kolmogorov–Arnold representation theorem</text:a></text:p>
          </table:table-cell>
          <table:table-cell office:value-type="string" calcext:value-type="string">
            <text:p><text:span text:style-name="T5"><text:a xlink:href="https://en.wikipedia.org/wiki/Real_analysis" xlink:type="simple">Real analysis</text:a></text:span><text:span text:style-name="T5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5"><text:a xlink:href="https://en.wikipedia.org/wiki/Real_analysis" xlink:type="simple">Real analysis</text:a></text:span><text:span text:style-name="T5"> / </text:span><text:span text:style-name="T5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leene%27s_recursion_theorem" xlink:type="simple">Kleene's recursion theorem</text:a></text:p>
          </table:table-cell>
          <table:table-cell office:value-type="string" calcext:value-type="string">
            <text:p><text:span text:style-name="T4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e%27s_theorem" xlink:type="simple">Rice's theorem</text:a>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mn_theorem" xlink:type="simple">Smn theorem</text:a></text:p>
          </table:table-cell>
          <table:table-cell office:value-type="string" calcext:value-type="string">
            <text:p><text:span text:style-name="T5"><text:a xlink:href="https://en.wikipedia.org/wiki/Recursion_theory" xlink:type="simple">Recursion theory</text:a></text:span><text:span text:style-name="T5"> / </text:span><text:span text:style-name="T5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18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crete_series_representation" xlink:type="simple">Harish–Chandra theorem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ish–Chandra%27s_regularity_theorem" xlink:type="simple">Harish–Chandra's regularity theorem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–Weyl_theorem" xlink:type="simple">Peter–Weyl theorem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ncherel_theorem_for_spherical_functions" xlink:type="simple">Plancherel theorem for spherical functions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ur%27s_lemma" xlink:type="simple">Schur's lemma</text:a></text:p>
          </table:table-cell>
          <table:table-cell table:style-name="ce189" office:value-type="string" calcext:value-type="string">
            <text:p><text:span text:style-name="T4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dentity_theorem_for_Riemann_surfaces" xlink:type="simple">Identity theorem for Riemann surfaces</text:a></text:p>
          </table:table-cell>
          <table:table-cell office:value-type="string" calcext:value-type="string">
            <text:p><text:span text:style-name="T4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emann–Roch_theorem" xlink:type="simple">Riemann–Roch theorem</text:a></text:p>
          </table:table-cell>
          <table:table-cell office:value-type="string" calcext:value-type="string">
            <text:p><text:span text:style-name="T5"><text:a xlink:href="https://en.wikipedia.org/wiki/Riemann_surfaces" xlink:type="simple">Riemann surfaces</text:a></text:span><text:span text:style-name="T5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39"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39"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39" office:value-type="string" calcext:value-type="string">
            <text:p><text:span text:style-name="T4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geometry)" xlink:type="simple">Gromov's compactnes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illing–Hopf_theorem" xlink:type="simple">Killing–Hopf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uch_comparison_theorem" xlink:type="simple">Rauch comparison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ul_theorem" xlink:type="simple">Soul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phere_theorem" xlink:type="simple">Sphere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ynge%27s_theorem" xlink:type="simple">Synge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oponogov%27s_theorem" xlink:type="simple">Toponogov's theorem</text:a></text:p>
          </table:table-cell>
          <table:table-cell table:style-name="ce139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190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ldie%27s_theorem" xlink:type="simple">Goldie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son_density_theorem" xlink:type="simple">Jacobson density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vitzky%27s_theorem" xlink:type="simple">Levitzky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gev%27s_theorem" xlink:type="simple">Regev's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dderburn%27s_little_theorem" xlink:type="simple">Wedderburn's little theorem</text:a></text:p>
          </table:table-cell>
          <table:table-cell table:style-name="ce19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umer–Phillips_theorem" xlink:type="simple">Lumer–Phillips theorem</text:a>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aston%27s_theorem" xlink:type="simple">Easton's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Dushnik–Miller_theorem" xlink:type="simple">Erdős–Dushnik–Miller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rdős–Rado_theorem" xlink:type="simple">Erdős–Rado theorem</text:a></text:p>
          </table:table-cell>
          <table:table-cell table:style-name="ce19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5"><text:a xlink:href="https://en.wikipedia.org/wiki/Set_theory" xlink:type="simple">Set theory</text:a></text:span><text:span text:style-name="T5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4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 office:value-type="string" calcext:value-type="string">
            <text:p><text:span text:style-name="T5"><text:a xlink:href="https://en.wikipedia.org/wiki/Set_theory" xlink:type="simple">Set theory</text:a></text:span><text:span text:style-name="T5"> / </text:span><text:span text:style-name="T5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rtogs%27s_extension_theorem" xlink:type="simple">Hartogs's extensio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eierstrass_preparation_theorem" xlink:type="simple">Weierstrass preparation theorem</text:a></text:p>
          </table:table-cell>
          <table:table-cell office:value-type="string" calcext:value-type="string">
            <text:p><text:span text:style-name="T4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lem–Noether_theorem" xlink:type="simple">Skolem–Noether theorem</text:a>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lgrange_preparation_theorem" xlink:type="simple">Malgrange preparation theorem</text:a>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ultiplication_theorem" xlink:type="simple">Multiplication theorem</text:a>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yapunov–Malkin_theorem" xlink:type="simple">Lyapunov–Malkin theorem</text:a>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ami%27s_theorem" xlink:type="simple">Lami's theorem</text:a>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luctuation_theorem" xlink:type="simple">Fluctuation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–Yang_theorem" xlink:type="simple">Lee–Yang theorem</text:a>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eller%27s_theorem" xlink:type="simple">Fiell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sher–Tippett–Gnedenko_theorem" xlink:type="simple">Fisher–Tippett–Gnedenko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oster%27s_theorem" xlink:type="simple">Foste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–Markov_theorem" xlink:type="simple">Gauss–Markov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hmann–Scheffé_theorem" xlink:type="simple">Lehmann–Scheffé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tman–Koopman–Darmois_theorem" xlink:type="simple">Pitman–Koopman–Darmoi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ao–Blackwell_theorem" xlink:type="simple">Rao–Blackwell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lar%27s_theorem" xlink:type="simple">Sklar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embedding_theorem" xlink:type="simple">Skorokhod's embedding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korokhod%27s_representation_theorem" xlink:type="simple">Skorokhod's representation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old%27s_theorem" xlink:type="simple">Wold's theorem</text:a></text:p>
          </table:table-cell>
          <table:table-cell table:style-name="ce19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eidlin–Wentzell_theorem" xlink:type="simple">Freidlin–Wentzell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rsanov%27s_theorem" xlink:type="simple">Girsanov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hunen–Loève_theorem" xlink:type="simple">Karhunen–Loève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olmogorov_extension_theorem" xlink:type="simple">Kolmogorov extension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ilder%27s_theorem" xlink:type="simple">Schilder's theorem</text:a></text:p>
          </table:table-cell>
          <table:table-cell table:style-name="ce171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on-squeezing_theorem" xlink:type="simple">Non-squeezing theorem</text:a>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omov%27s_compactness_theorem_(topology)" xlink:type="simple">Gromov's compactness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e_Hwa_Chung_theorem" xlink:type="simple">Lee Hwa Chung theorem</text:a></text:p>
          </table:table-cell>
          <table:table-cell table:style-name="ce170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4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ull_employment_theorem" xlink:type="simple">Full employment theorem</text:a></text:p>
          </table:table-cell>
          <table:table-cell office:value-type="string" calcext:value-type="string">
            <text:p><text:span text:style-name="T4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urm%27s_theorem" xlink:type="simple">Sturm's theorem</text:a>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47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-theorem" xlink:type="simple">H-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etrization_theorems" xlink:type="simple">Metrization theorems</text:a>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am_sandwich_theorem" xlink:type="simple">Ham sandwich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rdan_curve_theorem" xlink:type="simple">Jordan curve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fschetz–Hopf_theorem" xlink:type="simple">Lefschetz–Hopf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rovicenko%27s_theorem" xlink:type="simple">Parovicenko's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–Tukey_theorem" xlink:type="simple">Stone–Tukey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ne_duality#The_duality_theorem" xlink:type="simple">The duality theorem</text:a></text:p>
          </table:table-cell>
          <table:table-cell table:style-name="ce194" office:value-type="string" calcext:value-type="string">
            <text:p><text:span text:style-name="T4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irzebruch_signature_theorem" xlink:type="simple">Hirzebruch signature theorem</text:a></text:p>
          </table:table-cell>
          <table:table-cell office:value-type="string" calcext:value-type="string">
            <text:p><text:span text:style-name="T5"><text:a xlink:href="https://en.wikipedia.org/wiki/Topology" xlink:type="simple">Topology</text:a></text:span><text:span text:style-name="T5"> / </text:span><text:span text:style-name="T5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5"><text:a xlink:href="https://en.wikipedia.org/wiki/Topology" xlink:type="simple">Topology</text:a></text:span><text:span text:style-name="T5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lfond–Schneider_theorem" xlink:type="simple">Gelfond–Schneider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indemann–Weierstrass_theorem" xlink:type="simple">Lindemann–Weierstras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x_exponentials_theorem" xlink:type="simple">Six exponentials theorem</text:a></text:p>
          </table:table-cell>
          <table:table-cell table:style-name="ce19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ler%27s_theorem_in_geometry" xlink:type="simple">Euler's theorem in geometry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xterior_angle_theorem" xlink:type="simple">Exterior angle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apoleon%27s_theorem" xlink:type="simple">Napoleon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outh%27s_theorem" xlink:type="simple">Routh'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einer–Lehmus_theorem" xlink:type="simple">Steiner–Lehmus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itude_(triangle)" xlink:type="simple">Symphonic theorem</text:a></text:p>
          </table:table-cell>
          <table:table-cell table:style-name="ce19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oincaré–Birkhoff–Witt_theorem" xlink:type="simple">Poincaré–Birkhoff–Witt theorem</text:a>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auss_theorem" xlink:type="simple">Gaus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adient_theorem" xlink:type="simple">Gradient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en%27s_theorem" xlink:type="simple">Green's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mplicit_function_theorem" xlink:type="simple">Implicit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nverse_function_theorem" xlink:type="simple">Inverse function theorem</text:a></text:p>
          </table:table-cell>
          <table:table-cell table:style-name="ce19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tokes%27s_theorem" xlink:type="simple">Stokes's theorem</text:a></text:p>
          </table:table-cell>
          <table:table-cell office:value-type="string" calcext:value-type="string">
            <text:p><text:span text:style-name="T5"><text:a xlink:href="https://en.wikipedia.org/wiki/Vector_calculus" xlink:type="simple">Vector calculus</text:a></text:span><text:span text:style-name="T5"> / </text:span><text:span text:style-name="T5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oddard–Thorn_theorem" xlink:type="simple">Goddard–Thorn theorem</text:a>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plansky_density_theorem" xlink:type="simple">Kaplansky density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ibbard–Satterthwaite_theorem" xlink:type="simple">Gibbard–Satterthwaite theorem</text:a>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</table:table>
      <table:table table:name="Complex analysis Theorem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98" office:value-type="string" calcext:value-type="string" table:number-columns-spanned="2" table:number-rows-spanned="1">
            <text:p>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table:style-name="ce198" office:value-type="string" calcext:value-type="string">
            <text:p>A – I</text:p>
          </table:table-cell>
          <table:table-cell table:style-name="ce198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office:value-type="string" calcext:value-type="string">
            <text:p><text:a xlink:href="https://en.wikipedia.org/wiki/Koebe_1/4_theorem" xlink:type="simple">Koebe 1/4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office:value-type="string" calcext:value-type="string">
            <text:p><text:a xlink:href="https://en.wikipedia.org/wiki/Laurent_expansion_theorem" xlink:type="simple">Laurent expan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office:value-type="string" calcext:value-type="string">
            <text:p><text:a xlink:href="https://en.wikipedia.org/wiki/Lindelöf%27s_theorem" xlink:type="simple">Lindelö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office:value-type="string" calcext:value-type="string">
            <text:p><text:a xlink:href="https://en.wikipedia.org/wiki/Looman–Menchoff_theorem" xlink:type="simple">Looman–Menchof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office:value-type="string" calcext:value-type="string">
            <text:p><text:a xlink:href="https://en.wikipedia.org/wiki/Mellin_inversion_theorem" xlink:type="simple">Mellin inve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office:value-type="string" calcext:value-type="string">
            <text:p><text:a xlink:href="https://en.wikipedia.org/wiki/Mergelyan%27s_theorem" xlink:type="simple">Mergely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office:value-type="string" calcext:value-type="string">
            <text:p><text:a xlink:href="https://en.wikipedia.org/wiki/Mittag-Leffler%27s_theorem" xlink:type="simple">Mittag-Leff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office:value-type="string" calcext:value-type="string">
            <text:p><text:a xlink:href="https://en.wikipedia.org/wiki/Monodromy_theorem" xlink:type="simple">Monodrom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office:value-type="string" calcext:value-type="string">
            <text:p><text:a xlink:href="https://en.wikipedia.org/wiki/Montel%27s_theorem" xlink:type="simple">Monte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office:value-type="string" calcext:value-type="string">
            <text:p><text:a xlink:href="https://en.wikipedia.org/wiki/Morera%27s_theorem" xlink:type="simple">Morera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office:value-type="string" calcext:value-type="string">
            <text:p><text:a xlink:href="https://en.wikipedia.org/wiki/Nachbin%27s_theorem" xlink:type="simple">Nach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office:value-type="string" calcext:value-type="string">
            <text:p><text:a xlink:href="https://en.wikipedia.org/wiki/Open_mapping_theorem_(complex_analysis)" xlink:type="simple">Ope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dge-of-the-wedge_theorem" xlink:type="simple">Edge-of-the-wedge theorem</text:a></text:p>
          </table:table-cell>
          <table:table-cell office:value-type="string" calcext:value-type="string">
            <text:p><text:a xlink:href="https://en.wikipedia.org/wiki/Ostrowski–Hadamard_gap_theorem" xlink:type="simple">Ostrowski–Hadamard gap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rrell–Markushevich_theorem" xlink:type="simple">Farrell–Markushevich theorem</text:a></text:p>
          </table:table-cell>
          <table:table-cell office:value-type="string" calcext:value-type="string">
            <text:p><text:a xlink:href="https://en.wikipedia.org/wiki/Phragmén–Lindelöf_theorem" xlink:type="simple">Phragmén–Lindelöf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atou%27s_theorem" xlink:type="simple">Fatou's theorem</text:a></text:p>
          </table:table-cell>
          <table:table-cell office:value-type="string" calcext:value-type="string">
            <text:p><text:a xlink:href="https://en.wikipedia.org/wiki/Picard_theorem" xlink:type="simple">Picard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ndamental_theorem_of_algebra" xlink:type="simple">Fundamental theorem of algebra</text:a></text:p>
          </table:table-cell>
          <table:table-cell office:value-type="string" calcext:value-type="string">
            <text:p><text:a xlink:href="https://en.wikipedia.org/wiki/Remmert–Stein_theorem" xlink:type="simple">Remmert–Ste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Lucas_theorem" xlink:type="simple">Gauss–Lucas theorem</text:a></text:p>
          </table:table-cell>
          <table:table-cell office:value-type="string" calcext:value-type="string">
            <text:p><text:a xlink:href="https://en.wikipedia.org/wiki/Residue_theorem" xlink:type="simple">Residu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unsky%27s_theorem" xlink:type="simple">Grunsky's theorem</text:a></text:p>
          </table:table-cell>
          <table:table-cell office:value-type="string" calcext:value-type="string">
            <text:p><text:a xlink:href="https://en.wikipedia.org/wiki/Riemann_mapping_theorem" xlink:type="simple">Riemann mapp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circle_theorem" xlink:type="simple">Hadamard three-circle theorem</text:a></text:p>
          </table:table-cell>
          <table:table-cell office:value-type="string" calcext:value-type="string">
            <text:p><text:a xlink:href="https://en.wikipedia.org/wiki/Riemann%27s_theorem_on_removable_singularities" xlink:type="simple">Riemann's theorem on removable singulariti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damard_three-lines_theorem" xlink:type="simple">Hadamard three-lines theorem</text:a></text:p>
          </table:table-cell>
          <table:table-cell office:value-type="string" calcext:value-type="string">
            <text:p><text:a xlink:href="https://en.wikipedia.org/wiki/Rouché%27s_theorem" xlink:type="simple">Rouché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dy%27s_theorem" xlink:type="simple">Hardy's theorem</text:a></text:p>
          </table:table-cell>
          <table:table-cell office:value-type="string" calcext:value-type="string">
            <text:p><text:a xlink:href="https://en.wikipedia.org/wiki/Runge%27s_theorem" xlink:type="simple">Ru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nack%27s_theorem" xlink:type="simple">Harnack's theorem</text:a></text:p>
          </table:table-cell>
          <table:table-cell office:value-type="string" calcext:value-type="string">
            <text:p><text:a xlink:href="https://en.wikipedia.org/wiki/Siu%27s_semicontinuity_theorem" xlink:type="simple">Siu's semicontinu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–Rosenthal_theorem" xlink:type="simple">Hartogs–Rosenthal theorem</text:a></text:p>
          </table:table-cell>
          <table:table-cell office:value-type="string" calcext:value-type="string">
            <text:p><text:a xlink:href="https://en.wikipedia.org/wiki/Sokhatsky–Weierstrass_theorem" xlink:type="simple">Sokhatsky–Weierstra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rtogs%27s_theorem" xlink:type="simple">Hartogs's theorem</text:a></text:p>
          </table:table-cell>
          <table:table-cell office:value-type="string" calcext:value-type="string">
            <text:p><text:a xlink:href="https://en.wikipedia.org/wiki/Titchmarsh_convolution_theorem" xlink:type="simple">Titchmarsh convolu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complex_analysis)" xlink:type="simple">Hurwitz's theorem</text:a></text:p>
          </table:table-cell>
          <table:table-cell office:value-type="string" calcext:value-type="string">
            <text:p><text:a xlink:href="https://en.wikipedia.org/wiki/Weierstrass_factorization_theorem" xlink:type="simple">Weierstrass factoriz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Identity_theorem" xlink:type="simple">Identity theorem</text:a></text:p>
          </table:table-cell>
          <table:table-cell office:value-type="string" calcext:value-type="string">
            <text:p><text:a xlink:href="https://en.wikipedia.org/wiki/Weierstrass–Casorati_theorem" xlink:type="simple">Weierstrass–Casorati theorem</text:a></text:p>
          </table:table-cell>
        </table:table-row>
        <table:table-row table:style-name="ro1">
          <table:table-cell table:style-name="ce198" office:value-type="string" calcext:value-type="string" table:number-columns-spanned="2" table:number-rows-spanned="1">
            <text:p>Other - <text:a xlink:href="https://en.wikipedia.org/wiki/Complex_analysis" xlink:type="simple">Complex analysis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Uniformization_theorem" xlink:type="simple">Uniformization theorem</text:a></text:p>
          </table:table-cell>
          <table:table-cell office:value-type="string" calcext:value-type="string">
            <text:p><text:span text:style-name="T5"><text:a xlink:href="https://en.wikipedia.org/wiki/Complex_analysis" xlink:type="simple">Complex analysis</text:a></text:span><text:span text:style-name="T5"> / </text:span><text:span text:style-name="T5"><text:a xlink:href="https://en.wikipedia.org/wiki/Differential_geometry" xlink:type="simple">Differential geometry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ouville%27s_theorem_(complex_analysis)" xlink:type="simple">Liouville's theorem</text:a></text:p>
          </table:table-cell>
          <table:table-cell office:value-type="string" calcext:value-type="string">
            <text:p><text:span text:style-name="T5"><text:a xlink:href="https://en.wikipedia.org/wiki/Complex_analysis" xlink:type="simple">Complex analysis</text:a></text:span><text:span text:style-name="T5"> /</text:span> <text:a xlink:href="https://en.wikipedia.org/wiki/Entire_function" xlink:type="simple">Entire functions</text:a></text:p>
          </table:table-cell>
        </table:table-row>
      </table:table>
      <table:table table:name="Number Theorem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99" office:value-type="string" calcext:value-type="string">
            <text:p>15 – E</text:p>
          </table:table-cell>
          <table:table-cell table:style-name="ce199" office:value-type="string" calcext:value-type="string">
            <text:p>E – H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office:value-type="string" calcext:value-type="string">
            <text:p><text:a xlink:href="https://en.wikipedia.org/wiki/Euclid%27s_theorem" xlink:type="simple">Eucli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office:value-type="string" calcext:value-type="string">
            <text:p><text:a xlink:href="https://en.wikipedia.org/wiki/Euler%27s_theorem" xlink:type="simple">Eul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office:value-type="string" calcext:value-type="string">
            <text:p><text:a xlink:href="https://en.wikipedia.org/wiki/Fermat_polygonal_number_theorem" xlink:type="simple">Fermat polygonal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office:value-type="string" calcext:value-type="string">
            <text:p><text:a xlink:href="https://en.wikipedia.org/wiki/Fermat%27s_Last_Theorem" xlink:type="simple">Fermat's L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office:value-type="string" calcext:value-type="string">
            <text:p><text:a xlink:href="https://en.wikipedia.org/wiki/Fermat%27s_little_theorem" xlink:type="simple">Fermat's littl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office:value-type="string" calcext:value-type="string">
            <text:p><text:a xlink:href="https://en.wikipedia.org/wiki/Fermat%27s_theorem_on_sums_of_two_squares" xlink:type="simple">Fermat's theorem on sums of two squar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office:value-type="string" calcext:value-type="string">
            <text:p><text:a xlink:href="https://en.wikipedia.org/wiki/Euler%27s_totient_function#Ford's_theorem" xlink:type="simple">Ford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office:value-type="string" calcext:value-type="string">
            <text:p><text:a xlink:href="https://en.wikipedia.org/wiki/Farey_sequence#Riemann_hypothesis" xlink:type="simple">Franel–Landau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office:value-type="string" calcext:value-type="string">
            <text:p><text:a xlink:href="https://en.wikipedia.org/wiki/Freiman%27s_theorem" xlink:type="simple">Freima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office:value-type="string" calcext:value-type="string">
            <text:p><text:a xlink:href="https://en.wikipedia.org/wiki/Fundamental_theorem_of_arithmetic" xlink:type="simple">Fundamental theorem of arithmetic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office:value-type="string" calcext:value-type="string">
            <text:p><text:a xlink:href="https://en.wikipedia.org/wiki/Glaisher%27s_theorem" xlink:type="simple">Glais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office:value-type="string" calcext:value-type="string">
            <text:p><text:a xlink:href="https://en.wikipedia.org/wiki/Green–Tao_theorem" xlink:type="simple">Green–Tao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office:value-type="string" calcext:value-type="string">
            <text:p><text:a xlink:href="https://en.wikipedia.org/wiki/Gross–Zagier_theorem" xlink:type="simple">Gross–Zagi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office:value-type="string" calcext:value-type="string">
            <text:p><text:a xlink:href="https://en.wikipedia.org/wiki/Hardy–Ramanujan_theorem" xlink:type="simple">Hardy–Ramanuj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office:value-type="string" calcext:value-type="string">
            <text:p><text:a xlink:href="https://en.wikipedia.org/wiki/Hasse_norm_theorem" xlink:type="simple">Hasse nor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office:value-type="string" calcext:value-type="string">
            <text:p><text:a xlink:href="https://en.wikipedia.org/wiki/Hasse–Minkowski_theorem" xlink:type="simple">Hasse–Min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office:value-type="string" calcext:value-type="string">
            <text:p><text:a xlink:href="https://en.wikipedia.org/wiki/Hasse%27s_theorem_on_elliptic_curves" xlink:type="simple">Hasse's theorem on elliptic curv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Ginzburg–Ziv_theorem" xlink:type="simple">Erdős–Ginzburg–Ziv theorem</text:a></text:p>
          </table:table-cell>
          <table:table-cell office:value-type="string" calcext:value-type="string">
            <text:p><text:a xlink:href="https://en.wikipedia.org/wiki/Hilbert–Waring_theorem" xlink:type="simple">Hilbert–Wa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rdős–Kac_theorem" xlink:type="simple">Erdős–Kac theorem</text:a></text:p>
          </table:table-cell>
          <table:table-cell office:value-type="string" calcext:value-type="string">
            <text:p><text:a xlink:href="https://en.wikipedia.org/wiki/Hilbert%27s_irreducibility_theorem" xlink:type="simple">Hilbert's irreduci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clid–Euler_theorem" xlink:type="simple">Euclid–Euler theorem</text:a></text:p>
          </table:table-cell>
          <table:table-cell office:value-type="string" calcext:value-type="string">
            <text:p><text:a xlink:href="https://en.wikipedia.org/wiki/Hilbert%27s_theorem_90" xlink:type="simple">Hilbert's theorem 90</text:a></text:p>
          </table:table-cell>
        </table:table-row>
        <table:table-row table:style-name="ro1">
          <table:table-cell table:style-name="ce199" office:value-type="string" calcext:value-type="string" table:number-columns-spanned="2" table:number-rows-spanned="1">
            <text:p>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table:style-name="ce199" office:value-type="string" calcext:value-type="string">
            <text:p>H – P</text:p>
          </table:table-cell>
          <table:table-cell table:style-name="ce199" office:value-type="string" calcext:value-type="string">
            <text:p>P – Z</text:p>
          </table:table-cell>
        </table:table-row>
        <table:table-row table:style-name="ro1">
          <table:table-cell office:value-type="string" calcext:value-type="string">
            <text:p><text:a xlink:href="https://en.wikipedia.org/wiki/Hurwitz%27s_theorem_(number_theory)" xlink:type="simple">Hurwitz's theorem</text:a></text:p>
          </table:table-cell>
          <table:table-cell office:value-type="string" calcext:value-type="string">
            <text:p><text:a xlink:href="https://en.wikipedia.org/wiki/Prime_number_theorem" xlink:type="simple">Prime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acobi%27s_four-square_theorem" xlink:type="simple">Jacobi's four-square theorem</text:a></text:p>
          </table:table-cell>
          <table:table-cell office:value-type="string" calcext:value-type="string">
            <text:p><text:a xlink:href="https://en.wikipedia.org/wiki/Proth%27s_theorem" xlink:type="simple">Prot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tz–Lang_finiteness_theorem" xlink:type="simple">Katz–Lang finiteness theorem</text:a></text:p>
          </table:table-cell>
          <table:table-cell office:value-type="string" calcext:value-type="string">
            <text:p><text:a xlink:href="https://en.wikipedia.org/wiki/Quadratic_reciprocity" xlink:type="simple">Quadratic reciproc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onecker–Weber_theorem" xlink:type="simple">Kronecker–Weber theorem</text:a></text:p>
          </table:table-cell>
          <table:table-cell office:value-type="string" calcext:value-type="string">
            <text:p><text:a xlink:href="https://en.wikipedia.org/wiki/Robin%27s_theorem" xlink:type="simple">Rob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four-square_theorem" xlink:type="simple">Lagrange's four-square theorem</text:a></text:p>
          </table:table-cell>
          <table:table-cell office:value-type="string" calcext:value-type="string">
            <text:p><text:a xlink:href="https://en.wikipedia.org/wiki/Rosser%27s_theorem" xlink:type="simple">Ross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grange%27s_theorem_(number_theory)" xlink:type="simple">Lagrange's theorem</text:a></text:p>
          </table:table-cell>
          <table:table-cell office:value-type="string" calcext:value-type="string">
            <text:p><text:a xlink:href="https://en.wikipedia.org/wiki/Skolem–Mahler–Lech_theorem" xlink:type="simple">Skolem–Mahler–Lech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andau_prime_ideal_theorem" xlink:type="simple">Landau prime ideal theorem</text:a></text:p>
          </table:table-cell>
          <table:table-cell office:value-type="string" calcext:value-type="string">
            <text:p><text:a xlink:href="https://en.wikipedia.org/wiki/Sophie_Germain%27s_theorem" xlink:type="simple">Sophie Germai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innik%27s_theorem" xlink:type="simple">Linnik's theorem</text:a></text:p>
          </table:table-cell>
          <table:table-cell office:value-type="string" calcext:value-type="string">
            <text:p><text:a xlink:href="https://en.wikipedia.org/wiki/Stark–Heegner_theorem" xlink:type="simple">Stark–Hee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ochs%27s_theorem" xlink:type="simple">Lochs's theorem</text:a></text:p>
          </table:table-cell>
          <table:table-cell office:value-type="string" calcext:value-type="string">
            <text:p><text:a xlink:href="https://en.wikipedia.org/wiki/Bertrand%27s_postulate#Sylvester.27s_theorem" xlink:type="simple">Sylvest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Lucas%27s_theorem" xlink:type="simple">Lucas's theorem</text:a></text:p>
          </table:table-cell>
          <table:table-cell office:value-type="string" calcext:value-type="string">
            <text:p><text:a xlink:href="https://en.wikipedia.org/wiki/Takagi_existence_theorem" xlink:type="simple">Takagi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in–Drinfeld_theorem" xlink:type="simple">Manin–Drinfeld theorem</text:a></text:p>
          </table:table-cell>
          <table:table-cell office:value-type="string" calcext:value-type="string">
            <text:p><text:a xlink:href="https://en.wikipedia.org/wiki/Tunnell%27s_theorem" xlink:type="simple">Tunnell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nn%27s_theorem" xlink:type="simple">Mann's theorem</text:a></text:p>
          </table:table-cell>
          <table:table-cell office:value-type="string" calcext:value-type="string">
            <text:p><text:a xlink:href="https://en.wikipedia.org/wiki/Turán–Kubilius_inequality" xlink:type="simple">Turán–Kubiliu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azur%27s_control_theorem" xlink:type="simple">Mazur's control theorem</text:a></text:p>
          </table:table-cell>
          <table:table-cell office:value-type="string" calcext:value-type="string">
            <text:p><text:a xlink:href="https://en.wikipedia.org/wiki/Vantieghems_theorem" xlink:type="simple">Vantieghem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ertens%27s_theorems" xlink:type="simple">Mertens's theorems</text:a></text:p>
          </table:table-cell>
          <table:table-cell office:value-type="string" calcext:value-type="string">
            <text:p><text:a xlink:href="https://en.wikipedia.org/wiki/Vinogradov%27s_theorem" xlink:type="simple">Vinogradov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dy%27s_theorem" xlink:type="simple">Midy's theorem</text:a></text:p>
          </table:table-cell>
          <table:table-cell office:value-type="string" calcext:value-type="string">
            <text:p><text:a xlink:href="https://en.wikipedia.org/wiki/Von_Staudt–Clausen_theorem" xlink:type="simple">Von Staudt–Clause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ihăilescu%27s_theorem" xlink:type="simple">Mihăilescu's theorem</text:a></text:p>
          </table:table-cell>
          <table:table-cell office:value-type="string" calcext:value-type="string">
            <text:p><text:a xlink:href="https://en.wikipedia.org/wiki/Wiener–Ikehara_theorem" xlink:type="simple">Wiener–Ikehar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dularity_theorem" xlink:type="simple">Modularity theorem</text:a></text:p>
          </table:table-cell>
          <table:table-cell office:value-type="string" calcext:value-type="string">
            <text:p><text:a xlink:href="https://en.wikipedia.org/wiki/Wilson%27s_theorem" xlink:type="simple">Wil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Mordell–Weil_theorem" xlink:type="simple">Mordell–Weil theorem</text:a></text:p>
          </table:table-cell>
          <table:table-cell office:value-type="string" calcext:value-type="string">
            <text:p><text:a xlink:href="https://en.wikipedia.org/wiki/Wolstenholme%27s_theorem" xlink:type="simple">Wolstenholm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Nicomachus%27s_theorem" xlink:type="simple">Nicomachus's theorem</text:a></text:p>
          </table:table-cell>
          <table:table-cell office:value-type="string" calcext:value-type="string">
            <text:p><text:a xlink:href="https://en.wikipedia.org/wiki/Zeckendorf%27s_theorem" xlink:type="simple">Zeckendorf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strowski%27s_theorem" xlink:type="simple">Ostrowski's theorem</text:a></text:p>
          </table:table-cell>
          <table:table-cell office:value-type="string" calcext:value-type="string">
            <text:p><text:a xlink:href="https://en.wikipedia.org/wiki/Zsigmondy%27s_theorem" xlink:type="simple">Zsigmond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Pentagonal_number_theorem" xlink:type="simple">Pentagonal number theorem</text:a></text:p>
          </table:table-cell>
          <table:table-cell/>
        </table:table-row>
        <table:table-row table:style-name="ro1">
          <table:table-cell table:style-name="ce199" office:value-type="string" calcext:value-type="string" table:number-columns-spanned="2" table:number-rows-spanned="1">
            <text:p>Other -  <text:a xlink:href="https://en.wikipedia.org/wiki/Number_theory" xlink:type="simple">Number theory</text:a></text:p>
          </table:table-cell>
          <table:covered-table-cell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5"><text:a xlink:href="https://en.wikipedia.org/wiki/Number_theory" xlink:type="simple">Number theory</text:a></text:span><text:span text:style-name="T5"> / </text:span><text:span text:style-name="T5"><text:a xlink:href="https://en.wikipedia.org/wiki/Diophantine_approximations" xlink:type="simple">Diophantine approximations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Linear_congruence_theorem" xlink:type="simple">Linear congruence theorem</text:a></text:p>
          </table:table-cell>
          <table:table-cell office:value-type="string" calcext:value-type="string">
            <text:p><text:span text:style-name="T5"><text:a xlink:href="https://en.wikipedia.org/wiki/Number_theory" xlink:type="simple">Number theory</text:a></text:span><text:span text:style-name="T5"> / </text:span><text:span text:style-name="T5"><text:a xlink:href="https://en.wikipedia.org/wiki/Modular_arithmetic" xlink:type="simple">Modular arithmetic</text:a></text:span></text:p>
          </table:table-cell>
        </table:table-row>
      </table:table>
      <table:table table:name="Geometry Theorems" table:style-name="ta1">
        <table:table-column table:style-name="co9" table:default-cell-style-name="Default"/>
        <table:table-column table:style-name="co16" table:default-cell-style-name="Default"/>
        <table:table-row table:style-name="ro1">
          <table:table-cell table:style-name="ce200" office:value-type="string" calcext:value-type="string" table:number-columns-spanned="2" table:number-rows-spanned="1">
            <text:p><text:a xlink:href="https://en.wikipedia.org/wiki/Geometry" xlink:type="simple">Geometry</text:a></text:p>
          </table:table-cell>
          <table:covered-table-cell/>
        </table:table-row>
        <table:table-row table:style-name="ro1">
          <table:table-cell table:style-name="ce200" office:value-type="string" calcext:value-type="string">
            <text:p>A – J</text:p>
          </table:table-cell>
          <table:table-cell table:style-name="ce200" office:value-type="string" calcext:value-type="string">
            <text:p>J – T</text:p>
          </table:table-cell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office:value-type="string" calcext:value-type="string">
            <text:p><text:a xlink:href="https://en.wikipedia.org/wiki/Jung%27s_theorem" xlink:type="simple">Ju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office:value-type="string" calcext:value-type="string">
            <text:p><text:a xlink:href="https://en.wikipedia.org/wiki/Menelaus%27s_theorem" xlink:type="simple">Menelau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office:value-type="string" calcext:value-type="string">
            <text:p><text:a xlink:href="https://en.wikipedia.org/wiki/Mohr–Mascheroni_theorem" xlink:type="simple">Mohr–Mascheron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office:value-type="string" calcext:value-type="string">
            <text:p><text:a xlink:href="https://en.wikipedia.org/wiki/Monge%27s_theorem" xlink:type="simple">Mong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office:value-type="string" calcext:value-type="string">
            <text:p><text:a xlink:href="https://en.wikipedia.org/wiki/Morley%27s_trisector_theorem" xlink:type="simple">Morley's trisecto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office:value-type="string" calcext:value-type="string">
            <text:p><text:span text:style-name="T4"><text:a xlink:href="https://en.wikipedia.org/wiki/Newton%27s_theorem_(quadrilateral)" xlink:type="simple">Newton's theorem (quadrilateral)</text:a></text:span></text:p>
          </table:table-cell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office:value-type="string" calcext:value-type="string">
            <text:p><text:a xlink:href="https://en.wikipedia.org/wiki/Pappus%27s_area_theorem" xlink:type="simple">Pappus's are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office:value-type="string" calcext:value-type="string">
            <text:p><text:a xlink:href="https://en.wikipedia.org/wiki/Pappus%27s_centroid_theorem" xlink:type="simple">Pappus's centroid theorem</text:a></text:p>
          </table:table-cell>
        </table:table-row>
        <table:table-row table:style-name="ro1">
          <table:table-cell table:style-name="ce134" office:value-type="string" calcext:value-type="string">
            <text:p><text:a xlink:href="https://en.wikipedia.org/wiki/Commandino%27s_theorem" xlink:type="simple">Commandino's theorem</text:a></text:p>
          </table:table-cell>
          <table:table-cell office:value-type="string" calcext:value-type="string">
            <text:p><text:a xlink:href="https://en.wikipedia.org/wiki/Pappus%27s_hexagon_theorem" xlink:type="simple">Pappus's hexag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office:value-type="string" calcext:value-type="string">
            <text:p><text:a xlink:href="https://en.wikipedia.org/wiki/Pick%27s_theorem" xlink:type="simple">Pick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office:value-type="string" calcext:value-type="string">
            <text:p><text:a xlink:href="https://en.wikipedia.org/wiki/Pizza_theorem" xlink:type="simple">Pizza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quadrilateral_theorem" xlink:type="simple">Euler's quadrilateral theorem</text:a></text:p>
          </table:table-cell>
          <table:table-cell office:value-type="string" calcext:value-type="string">
            <text:p><text:a xlink:href="https://en.wikipedia.org/wiki/Poncelet–Steiner_theorem" xlink:type="simple">Poncelet–Stei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uler%27s_rotation_theorem" xlink:type="simple">Euler's rotation theorem</text:a></text:p>
          </table:table-cell>
          <table:table-cell office:value-type="string" calcext:value-type="string">
            <text:p><text:a xlink:href="https://en.wikipedia.org/wiki/Ptolemy%27s_theorem" xlink:type="simple">Ptolem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insler–Hadwiger_theorem" xlink:type="simple">Finsler–Hadwiger theorem</text:a></text:p>
          </table:table-cell>
          <table:table-cell office:value-type="string" calcext:value-type="string">
            <text:p><text:a xlink:href="https://en.wikipedia.org/wiki/Pythagorean_theorem" xlink:type="simple">Pythagore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auss–Wantzel_theorem" xlink:type="simple">Gauss–Wantzel theorem</text:a></text:p>
          </table:table-cell>
          <table:table-cell office:value-type="string" calcext:value-type="string">
            <text:p><text:a xlink:href="https://en.wikipedia.org/wiki/Tangent-secant_theorem" xlink:type="simple">Tangent-secan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eometric_mean_theorem" xlink:type="simple">Geometric mean theorem</text:a></text:p>
          </table:table-cell>
          <table:table-cell office:value-type="string" calcext:value-type="string">
            <text:p><text:a xlink:href="https://en.wikipedia.org/wiki/Thales%27s_theorem" xlink:type="simple">Thales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nge_theorem" xlink:type="simple">Hinge theorem</text:a></text:p>
          </table:table-cell>
          <table:table-cell office:value-type="string" calcext:value-type="string">
            <text:p><text:a xlink:href="https://en.wikipedia.org/wiki/Thébault%27s_theorem" xlink:type="simple">Thébaul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jelmslev%27s_theorem" xlink:type="simple">Hjelmslev's theorem</text:a></text:p>
          </table:table-cell>
          <table:table-cell office:value-type="string" calcext:value-type="string">
            <text:p><text:a xlink:href="https://en.wikipedia.org/wiki/Theorem_of_the_gnomon" xlink:type="simple">Theorem of the gnom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John_ellipsoid" xlink:type="simple">John ellipsoid</text:a></text:p>
          </table:table-cell>
          <table:table-cell office:value-type="string" calcext:value-type="string">
            <text:p><text:a xlink:href="https://en.wikipedia.org/wiki/Thomsen%27s_theorem" xlink:type="simple">Thomsen's theorem</text:a></text:p>
          </table:table-cell>
        </table:table-row>
        <table:table-row table:style-name="ro1">
          <table:table-cell table:style-name="ce201" office:value-type="string" calcext:value-type="string" table:number-columns-spanned="2" table:number-rows-spanned="1">
            <text:p><text:a xlink:href="https://en.wikipedia.org/wiki/Algebraic_geometry" xlink:type="simple">Algebraic geometry</text:a></text:p>
          </table:table-cell>
          <table:covered-table-cell table:style-name="ce202" office:value-type="string" calcext:value-type="string">
            <text:p><text:a xlink:href="https://en.wikipedia.org/wiki/Algebraic_geometry" xlink:type="simple">Algebraic geometry</text:a></text:p>
          </table:covered-table-cell>
        </table:table-row>
        <table:table-row table:style-name="ro1">
          <table:table-cell table:style-name="ce202" office:value-type="string" calcext:value-type="string">
            <text:p>A – H</text:p>
          </table:table-cell>
          <table:table-cell table:style-name="ce202" office:value-type="string" calcext:value-type="string">
            <text:p>K – Z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office:value-type="string" calcext:value-type="string">
            <text:p><text:a xlink:href="https://en.wikipedia.org/wiki/Kawamata–Viehweg_vanishing_theorem" xlink:type="simple">Kawamata–Viehweg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office:value-type="string" calcext:value-type="string">
            <text:p><text:a xlink:href="https://en.wikipedia.org/wiki/Kempf–Ness_theorem" xlink:type="simple">Kempf–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office:value-type="string" calcext:value-type="string">
            <text:p><text:a xlink:href="https://en.wikipedia.org/wiki/Kodaira_embedding_theorem" xlink:type="simple">Kodaira embedd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office:value-type="string" calcext:value-type="string">
            <text:p><text:a xlink:href="https://en.wikipedia.org/wiki/Lefschetz_theorem_on_(1,1)-classes" xlink:type="simple">Lefschetz theorem on (1,1)-classe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office:value-type="string" calcext:value-type="string">
            <text:p><text:a xlink:href="https://en.wikipedia.org/wiki/Leray%27s_theorem" xlink:type="simple">Leray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office:value-type="string" calcext:value-type="string">
            <text:p><text:a xlink:href="https://en.wikipedia.org/wiki/Algebraic_surface" xlink:type="simple">Max Noether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office:value-type="string" calcext:value-type="string">
            <text:p><text:a xlink:href="https://en.wikipedia.org/wiki/Mazur%27s_torsion_theorem" xlink:type="simple">Mazur's tors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office:value-type="string" calcext:value-type="string">
            <text:p><text:a xlink:href="https://en.wikipedia.org/wiki/Mumford_vanishing_theorem" xlink:type="simple">Mumford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office:value-type="string" calcext:value-type="string">
            <text:p><text:a xlink:href="https://en.wikipedia.org/wiki/Nagata%27s_compactification_theorem" xlink:type="simple">Nagata's compactif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office:value-type="string" calcext:value-type="string">
            <text:p><text:a xlink:href="https://en.wikipedia.org/wiki/Proper_base_change_theorem" xlink:type="simple">Proper base chang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office:value-type="string" calcext:value-type="string">
            <text:p><text:a xlink:href="https://en.wikipedia.org/wiki/Ramanujam_vanishing_theorem" xlink:type="simple">Ramanujam vanish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office:value-type="string" calcext:value-type="string">
            <text:p><text:a xlink:href="https://en.wikipedia.org/wiki/Riemann_singularity_theorem" xlink:type="simple">Riemann singular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office:value-type="string" calcext:value-type="string">
            <text:p><text:a xlink:href="https://en.wikipedia.org/wiki/Riemann%27s_existence_theorem" xlink:type="simple">Riemann's existence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ulton–Hansen_connectedness_theorem" xlink:type="simple">Fulton–Hansen connectedness theorem</text:a></text:p>
          </table:table-cell>
          <table:table-cell office:value-type="string" calcext:value-type="string">
            <text:p><text:a xlink:href="https://en.wikipedia.org/wiki/Torelli_theorem" xlink:type="simple">Torell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auert–Riemenschneider_vanishing_theorem" xlink:type="simple">Grauert–Riemenschneider vanishing theorem</text:a></text:p>
          </table:table-cell>
          <table:table-cell office:value-type="string" calcext:value-type="string">
            <text:p><text:a xlink:href="https://en.wikipedia.org/wiki/Tsen%27s_theorem" xlink:type="simple">Tse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–Hirzebruch–Riemann–Roch_theorem" xlink:type="simple">Grothendieck–Hirzebruch–Riemann–Roch theorem</text:a></text:p>
          </table:table-cell>
          <table:table-cell office:value-type="string" calcext:value-type="string">
            <text:p><text:a xlink:href="https://en.wikipedia.org/wiki/Unmixedness_theorem" xlink:type="simple">Unmixe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rothendieck%27s_connectedness_theorem" xlink:type="simple">Grothendieck's connectedness theorem</text:a></text:p>
          </table:table-cell>
          <table:table-cell office:value-type="string" calcext:value-type="string">
            <text:p><text:a xlink:href="https://en.wikipedia.org/wiki/Zariski%27s_main_theorem" xlink:type="simple">Zariski's mai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ironaka_theorem" xlink:type="simple">Hironaka theorem</text:a></text:p>
          </table:table-cell>
          <table:table-cell/>
        </table:table-row>
      </table:table>
      <table:table table:name="Physics Theorems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03" office:value-type="string" calcext:value-type="string" table:number-columns-spanned="2" table:number-rows-spanned="1">
            <text:p><text:a xlink:href="https://en.wikipedia.org/wiki/Physics" xlink:type="simple">Physics</text:a></text:p>
          </table:table-cell>
          <table:covered-table-cell/>
        </table:table-row>
        <table:table-row table:style-name="ro1">
          <table:table-cell table:style-name="ce203" office:value-type="string" calcext:value-type="string">
            <text:p>A – K</text:p>
          </table:table-cell>
          <table:table-cell table:style-name="ce203" office:value-type="string" calcext:value-type="string">
            <text:p>K – W</text:p>
          </table:table-cell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office:value-type="string" calcext:value-type="string">
            <text:p><text:a xlink:href="https://en.wikipedia.org/wiki/Kutta–Joukowski_theorem" xlink:type="simple">Kutta–Joukowski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office:value-type="string" calcext:value-type="string">
            <text:p><text:a xlink:href="https://en.wikipedia.org/wiki/Mermin–Wagner_theorem" xlink:type="simple">Mermin–Wagn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office:value-type="string" calcext:value-type="string">
            <text:p><text:a xlink:href="https://en.wikipedia.org/wiki/No-hair_theorem" xlink:type="simple">No hai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office:value-type="string" calcext:value-type="string">
            <text:p><text:a xlink:href="https://en.wikipedia.org/wiki/No-broadcast_theorem" xlink:type="simple">No-broadcast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office:value-type="string" calcext:value-type="string">
            <text:p><text:a xlink:href="https://en.wikipedia.org/wiki/No-communication_theorem" xlink:type="simple">No-communicati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office:value-type="string" calcext:value-type="string">
            <text:p><text:a xlink:href="https://en.wikipedia.org/wiki/Odd_number_theorem" xlink:type="simple">Odd numb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office:value-type="string" calcext:value-type="string">
            <text:p><text:a xlink:href="https://en.wikipedia.org/wiki/Osterwalder–Schrader_theorem" xlink:type="simple">Osterwalder–Schrader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office:value-type="string" calcext:value-type="string">
            <text:p><text:a xlink:href="https://en.wikipedia.org/wiki/Parallel_axis_theorem" xlink:type="simple">Parallel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office:value-type="string" calcext:value-type="string">
            <text:p><text:a xlink:href="https://en.wikipedia.org/wiki/Penrose–Hawking_singularity_theorems" xlink:type="simple">Penrose–Hawking singularity theorem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Elitzur%27s_theorem" xlink:type="simple">Elitzur's theorem</text:a></text:p>
          </table:table-cell>
          <table:table-cell office:value-type="string" calcext:value-type="string">
            <text:p><text:a xlink:href="https://en.wikipedia.org/wiki/Perpendicular_axis_theorem" xlink:type="simple">Perpendicular axi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Fluctuation_dissipation_theorem" xlink:type="simple">Fluctuation dissipation theorem</text:a></text:p>
          </table:table-cell>
          <table:table-cell office:value-type="string" calcext:value-type="string">
            <text:p><text:a xlink:href="https://en.wikipedia.org/wiki/Positive_energy_theorem" xlink:type="simple">Positive energ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berg–Sachs_theorem" xlink:type="simple">Goldberg–Sachs theorem</text:a></text:p>
          </table:table-cell>
          <table:table-cell office:value-type="string" calcext:value-type="string">
            <text:p><text:a xlink:href="https://en.wikipedia.org/wiki/Poynting%27s_theorem" xlink:type="simple">Poynting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ldstone_theorem" xlink:type="simple">Goldstone theorem</text:a></text:p>
          </table:table-cell>
          <table:table-cell office:value-type="string" calcext:value-type="string">
            <text:p><text:a xlink:href="https://en.wikipedia.org/wiki/Theoretical_physics" xlink:type="simple">Price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aag–Łopuszański–Sohnius_theorem" xlink:type="simple">Haag–Łopuszański–Sohnius theorem</text:a></text:p>
          </table:table-cell>
          <table:table-cell office:value-type="string" calcext:value-type="string">
            <text:p><text:a xlink:href="https://en.wikipedia.org/wiki/Saint-Venant%27s_theorem" xlink:type="simple">Saint-Venan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lmann–Feynman_theorem" xlink:type="simple">Hellmann–Feynman theorem</text:a></text:p>
          </table:table-cell>
          <table:table-cell office:value-type="string" calcext:value-type="string">
            <text:p><text:a xlink:href="https://en.wikipedia.org/wiki/Shell_theorem" xlink:type="simple">Shell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Helmholtz%27s_theorems" xlink:type="simple">Helmholtz's theorems</text:a></text:p>
          </table:table-cell>
          <table:table-cell office:value-type="string" calcext:value-type="string">
            <text:p><text:a xlink:href="https://en.wikipedia.org/wiki/Spin–statistics_theorem" xlink:type="simple">Spin–statistic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elvin%27s_circulation_theorem" xlink:type="simple">Kelvin's circulation theorem</text:a></text:p>
          </table:table-cell>
          <table:table-cell office:value-type="string" calcext:value-type="string">
            <text:p><text:a xlink:href="https://en.wikipedia.org/wiki/Taylor–Proudman_theorem" xlink:type="simple">Taylor–Proudma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ochen–Specker_theorem" xlink:type="simple">Kochen–Specker theorem</text:a></text:p>
          </table:table-cell>
          <table:table-cell office:value-type="string" calcext:value-type="string">
            <text:p><text:a xlink:href="https://en.wikipedia.org/wiki/Theorem_of_three_moments" xlink:type="simple">Theorem of three moment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ramers_theorem" xlink:type="simple">Kramers theorem</text:a></text:p>
          </table:table-cell>
          <table:table-cell office:value-type="string" calcext:value-type="string">
            <text:p><text:a xlink:href="https://en.wikipedia.org/wiki/Wick%27s_theorem" xlink:type="simple">Wick's theorem</text:a></text:p>
          </table:table-cell>
        </table:table-row>
      </table:table>
      <table:table table:name="Mathematical logic Theorem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04" office:value-type="string" calcext:value-type="string" table:number-columns-spanned="2" table:number-rows-spanned="1">
            <text:p><text:a xlink:href="https://en.wikipedia.org/wiki/Mathematical_logic" xlink:type="simple">Mathematical logic</text:a></text:p>
          </table:table-cell>
          <table:covered-table-cell table:style-name="ce176" office:value-type="string" calcext:value-type="string">
            <text:p><text:a xlink:href="https://en.wikipedia.org/wiki/Mathematical_logic" xlink:type="simple">Mathematical logic</text:a></text:p>
          </table:covered-table-cell>
        </table:table-row>
        <table:table-row table:style-name="ro1">
          <table:table-cell table:style-name="ce204" office:value-type="string" calcext:value-type="string">
            <text:p>B – K</text:p>
          </table:table-cell>
          <table:table-cell table:style-name="ce204" office:value-type="string" calcext:value-type="string">
            <text:p>L – W</text:p>
          </table:table-cell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office:value-type="string" calcext:value-type="string">
            <text:p><text:a xlink:href="https://en.wikipedia.org/wiki/Lindström%27s_theorem" xlink:type="simple">Lindström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office:value-type="string" calcext:value-type="string">
            <text:p><text:a xlink:href="https://en.wikipedia.org/wiki/Löb%27s_theorem" xlink:type="simple">Löb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office:value-type="string" calcext:value-type="string">
            <text:p><text:a xlink:href="https://en.wikipedia.org/wiki/Löwenheim–Skolem_theorem" xlink:type="simple">Löwenheim–Skolem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office:value-type="string" calcext:value-type="string">
            <text:p><text:a xlink:href="https://en.wikipedia.org/wiki/Matiyasevich%27s_theorem" xlink:type="simple">Matiyasevich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office:value-type="string" calcext:value-type="string">
            <text:p><text:a xlink:href="https://en.wikipedia.org/wiki/Paris–Harrington_theorem" xlink:type="simple">Paris–Harrington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office:value-type="string" calcext:value-type="string">
            <text:p><text:a xlink:href="https://en.wikipedia.org/wiki/Post%27s_theorem" xlink:type="simple">Post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Double-negation_translation#Propositional_logic" xlink:type="simple">Glivenko's theorem</text:a></text:p>
          </table:table-cell>
          <table:table-cell office:value-type="string" calcext:value-type="string">
            <text:p><text:a xlink:href="https://en.wikipedia.org/wiki/Richardson%27s_theorem" xlink:type="simple">Richardson'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completeness_theorem" xlink:type="simple">Gödel's completeness theorem</text:a></text:p>
          </table:table-cell>
          <table:table-cell office:value-type="string" calcext:value-type="string">
            <text:p><text:a xlink:href="https://en.wikipedia.org/wiki/Robinson%27s_joint_consistency_theorem" xlink:type="simple">Robinson's joint consistenc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ödel%27s_incompleteness_theorem" xlink:type="simple">Gödel's incompleteness theorem</text:a></text:p>
          </table:table-cell>
          <table:table-cell office:value-type="string" calcext:value-type="string">
            <text:p><text:a xlink:href="https://en.wikipedia.org/wiki/Soundness_theorem" xlink:type="simple">Soundness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mory%27s_theorem" xlink:type="simple">Gomory's theorem</text:a></text:p>
          </table:table-cell>
          <table:table-cell office:value-type="string" calcext:value-type="string">
            <text:p><text:a xlink:href="https://en.wikipedia.org/wiki/Stone%27s_representation_theorem_for_Boolean_algebras" xlink:type="simple">Stone's representation theorem for Boolean algebra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odstein%27s_theorem" xlink:type="simple">Goodstein's theorem</text:a></text:p>
          </table:table-cell>
          <table:table-cell office:value-type="string" calcext:value-type="string">
            <text:p><text:a xlink:href="https://en.wikipedia.org/wiki/Tarski%27s_indefinability_theorem" xlink:type="simple">Tarski's indefinability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anamori–McAloon_theorem" xlink:type="simple">Kanamori–McAloon theorem</text:a></text:p>
          </table:table-cell>
          <table:table-cell office:value-type="string" calcext:value-type="string">
            <text:p><text:a xlink:href="https://en.wikipedia.org/wiki/Well-ordering_theorem" xlink:type="simple">Well-ordering theorem</text:a></text:p>
          </table:table-cell>
        </table:table-row>
        <table:table-row table:style-name="ro1">
          <table:table-cell office:value-type="string" calcext:value-type="string">
            <text:p><text:a xlink:href="https://en.wikipedia.org/wiki/König%27s_theorem_(set_theory)" xlink:type="simple">König's theorem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'Maths Theorems'.A1:'Maths Theorems'.E1145">
          <table:sort>
            <table:sort-by table:field-number="1" table:data-type="automatic"/>
          </table:sort>
        </table:database-range>
        <table:database-range table:name="__Anonymous_Sheet_DB__1" table:target-range-address="'Sort Theorems'.A1:'Sort Theorems'.E961">
          <table:sort>
            <table:sort-by table:field-number="1" table:data-type="automatic"/>
          </table:sort>
        </table:database-range>
        <table:database-range table:name="__Anonymous_Sheet_DB__3" table:target-range-address="'Number Theorems'.A3:'Number Theorems'.D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 style:data-style-name="N2" text:time-value="17:40:58.277035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7T17:47:25.255925264</dc:date>
    <meta:editing-duration>PT41M53S</meta:editing-duration>
    <meta:editing-cycles>14</meta:editing-cycles>
    <meta:generator>LibreOffice/7.1.5.2$Linux_X86_64 LibreOffice_project/10$Build-2</meta:generator>
    <meta:document-statistic meta:table-count="7" meta:cell-count="4356" meta:object-count="0"/>
  </office:meta>
</office:document-meta>
</file>